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3.526cm" style:rel-column-width="13592*"/>
    </style:style>
    <style:style style:name="Tabelle1.B" style:family="table-column">
      <style:table-column-properties style:column-width="8.091cm" style:rel-column-width="31189*"/>
    </style:style>
    <style:style style:name="Tabelle1.C" style:family="table-column">
      <style:table-column-properties style:column-width="2.69cm" style:rel-column-width="10369*"/>
    </style:style>
    <style:style style:name="Tabelle1.D" style:family="table-column">
      <style:table-column-properties style:column-width="2.693cm" style:rel-column-width="10385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D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ubtitle">
      <style:text-properties officeooo:rsid="001a7afb" officeooo:paragraph-rsid="001a7afb"/>
    </style:style>
    <style:style style:name="P2" style:family="paragraph" style:parent-style-name="Text_20_body">
      <style:text-properties officeooo:rsid="001a7afb" officeooo:paragraph-rsid="001a7afb"/>
    </style:style>
    <style:style style:name="P3" style:family="paragraph" style:parent-style-name="Text_20_body">
      <style:text-properties officeooo:paragraph-rsid="001d4462"/>
    </style:style>
    <style:style style:name="P4" style:family="paragraph" style:parent-style-name="Text_20_body">
      <style:text-properties fo:font-style="normal" fo:font-weight="bold" officeooo:rsid="00209467" officeooo:paragraph-rsid="00209467" style:font-style-asian="normal" style:font-weight-asian="bold" style:font-style-complex="normal" style:font-weight-complex="bold"/>
    </style:style>
    <style:style style:name="P5" style:family="paragraph" style:parent-style-name="Text_20_body">
      <style:text-properties fo:font-style="normal" officeooo:rsid="006ef84c" officeooo:paragraph-rsid="004d3373" style:font-style-asian="normal" style:font-style-complex="normal"/>
    </style:style>
    <style:style style:name="P6" style:family="paragraph" style:parent-style-name="Text_20_body">
      <style:text-properties officeooo:paragraph-rsid="0025ec1b"/>
    </style:style>
    <style:style style:name="P7" style:family="paragraph" style:parent-style-name="Text_20_body">
      <style:text-properties officeooo:paragraph-rsid="004d3373"/>
    </style:style>
    <style:style style:name="P8" style:family="paragraph" style:parent-style-name="Text_20_body">
      <style:text-properties officeooo:paragraph-rsid="007c5bc7"/>
    </style:style>
    <style:style style:name="P9" style:family="paragraph" style:parent-style-name="Text_20_body">
      <style:text-properties officeooo:paragraph-rsid="007d06ca"/>
    </style:style>
    <style:style style:name="P10" style:family="paragraph" style:parent-style-name="Text_20_body">
      <style:text-properties officeooo:paragraph-rsid="00858c2f"/>
    </style:style>
    <style:style style:name="P11" style:family="paragraph" style:parent-style-name="Text_20_body">
      <style:text-properties officeooo:paragraph-rsid="0113150d"/>
    </style:style>
    <style:style style:name="P12" style:family="paragraph" style:parent-style-name="Text_20_body">
      <style:text-properties officeooo:paragraph-rsid="0124f238"/>
    </style:style>
    <style:style style:name="P13" style:family="paragraph" style:parent-style-name="Text_20_body">
      <style:text-properties officeooo:rsid="012d1f6a" officeooo:paragraph-rsid="012d1f6a"/>
    </style:style>
    <style:style style:name="P14" style:family="paragraph" style:parent-style-name="Text_20_body">
      <style:text-properties officeooo:rsid="01484c44" officeooo:paragraph-rsid="01484c44"/>
    </style:style>
    <style:style style:name="P15" style:family="paragraph" style:parent-style-name="Text_20_body">
      <style:text-properties officeooo:paragraph-rsid="01549f8b"/>
    </style:style>
    <style:style style:name="P16" style:family="paragraph" style:parent-style-name="Text_20_body">
      <style:text-properties officeooo:paragraph-rsid="00958d60"/>
    </style:style>
    <style:style style:name="P17" style:family="paragraph" style:parent-style-name="Text_20_body">
      <style:text-properties officeooo:rsid="016b2142" officeooo:paragraph-rsid="016b2142"/>
    </style:style>
    <style:style style:name="P18" style:family="paragraph" style:parent-style-name="Text_20_body">
      <style:text-properties officeooo:rsid="017a9462" officeooo:paragraph-rsid="017a9462"/>
    </style:style>
    <style:style style:name="P19" style:family="paragraph" style:parent-style-name="Title">
      <style:text-properties officeooo:rsid="001a7afb" officeooo:paragraph-rsid="001a7afb"/>
    </style:style>
    <style:style style:name="P20" style:family="paragraph" style:parent-style-name="Standard">
      <style:text-properties style:font-name="Courier New"/>
    </style:style>
    <style:style style:name="P21" style:family="paragraph" style:parent-style-name="Standard">
      <style:text-properties style:font-name="Courier New" officeooo:paragraph-rsid="012fa992"/>
    </style:style>
    <style:style style:name="P22" style:family="paragraph" style:parent-style-name="Standard">
      <style:text-properties officeooo:paragraph-rsid="012fa992"/>
    </style:style>
    <style:style style:name="P23" style:family="paragraph" style:parent-style-name="Standard">
      <style:text-properties style:font-name="Liberation Serif" officeooo:rsid="01322c6b" officeooo:paragraph-rsid="01322c6b"/>
    </style:style>
    <style:style style:name="P24" style:family="paragraph" style:parent-style-name="Table_20_Contents">
      <style:text-properties officeooo:rsid="016df3a2" officeooo:paragraph-rsid="016df3a2"/>
    </style:style>
    <style:style style:name="P25" style:family="paragraph" style:parent-style-name="Table_20_Contents">
      <style:text-properties officeooo:rsid="016ef51f" officeooo:paragraph-rsid="016ef51f"/>
    </style:style>
    <style:style style:name="P26" style:family="paragraph" style:parent-style-name="Table_20_Contents">
      <style:text-properties officeooo:rsid="016f0fe8" officeooo:paragraph-rsid="016f0fe8"/>
    </style:style>
    <style:style style:name="P27" style:family="paragraph" style:parent-style-name="Table_20_Contents">
      <style:paragraph-properties fo:text-align="end" style:justify-single-word="false"/>
      <style:text-properties officeooo:rsid="016f0fe8" officeooo:paragraph-rsid="016f0fe8"/>
    </style:style>
    <style:style style:name="P28" style:family="paragraph" style:parent-style-name="Table_20_Contents">
      <style:paragraph-properties fo:text-align="end" style:justify-single-word="false"/>
    </style:style>
    <style:style style:name="P29" style:family="paragraph" style:parent-style-name="Table_20_Contents">
      <style:text-properties officeooo:rsid="0171ed9e" officeooo:paragraph-rsid="0171ed9e"/>
    </style:style>
    <style:style style:name="P30" style:family="paragraph" style:parent-style-name="Table_20_Contents">
      <style:text-properties officeooo:rsid="0174e264" officeooo:paragraph-rsid="0174e264"/>
    </style:style>
    <style:style style:name="P31" style:family="paragraph" style:parent-style-name="Table_20_Contents">
      <style:paragraph-properties fo:text-align="end" style:justify-single-word="false"/>
      <style:text-properties officeooo:rsid="0174e264" officeooo:paragraph-rsid="0174e264"/>
    </style:style>
    <style:style style:name="P32" style:family="paragraph" style:parent-style-name="Table_20_Contents">
      <style:text-properties officeooo:rsid="01754e55" officeooo:paragraph-rsid="01754e55"/>
    </style:style>
    <style:style style:name="P33" style:family="paragraph" style:parent-style-name="Table_20_Contents">
      <style:paragraph-properties fo:text-align="center" style:justify-single-word="false"/>
      <style:text-properties officeooo:rsid="01754e55" officeooo:paragraph-rsid="01754e55"/>
    </style:style>
    <style:style style:name="P34" style:family="paragraph" style:parent-style-name="Table_20_Contents">
      <style:paragraph-properties fo:text-align="center" style:justify-single-word="false"/>
      <style:text-properties officeooo:rsid="01754e55" officeooo:paragraph-rsid="0175c819"/>
    </style:style>
    <style:style style:name="P35" style:family="paragraph" style:parent-style-name="Table_20_Contents">
      <style:paragraph-properties fo:text-align="center" style:justify-single-word="false"/>
      <style:text-properties officeooo:rsid="01754e55" officeooo:paragraph-rsid="01777c93"/>
    </style:style>
    <style:style style:name="P36" style:family="paragraph" style:parent-style-name="Table_20_Contents">
      <style:paragraph-properties fo:text-align="center" style:justify-single-word="false"/>
      <style:text-properties officeooo:rsid="01754e55" officeooo:paragraph-rsid="017d113b"/>
    </style:style>
    <style:style style:name="P37" style:family="paragraph" style:parent-style-name="Table_20_Contents">
      <style:paragraph-properties fo:text-align="center" style:justify-single-word="false"/>
      <style:text-properties officeooo:rsid="01754e55" officeooo:paragraph-rsid="01822a59"/>
    </style:style>
    <style:style style:name="P38" style:family="paragraph" style:parent-style-name="Table_20_Contents">
      <style:paragraph-properties fo:text-align="center" style:justify-single-word="false"/>
    </style:style>
    <style:style style:name="P39" style:family="paragraph" style:parent-style-name="Table_20_Contents">
      <style:paragraph-properties fo:text-align="center" style:justify-single-word="false"/>
      <style:text-properties officeooo:paragraph-rsid="01754e55"/>
    </style:style>
    <style:style style:name="P40" style:family="paragraph" style:parent-style-name="Table_20_Contents">
      <style:text-properties officeooo:rsid="01782079" officeooo:paragraph-rsid="01782079"/>
    </style:style>
    <style:style style:name="P41" style:family="paragraph" style:parent-style-name="Table_20_Contents">
      <style:paragraph-properties fo:text-align="center" style:justify-single-word="false"/>
      <style:text-properties officeooo:rsid="01782079" officeooo:paragraph-rsid="01782079"/>
    </style:style>
    <style:style style:name="P42" style:family="paragraph" style:parent-style-name="Table_20_Contents">
      <style:text-properties officeooo:rsid="017bb20e" officeooo:paragraph-rsid="017bb20e"/>
    </style:style>
    <style:style style:name="P43" style:family="paragraph" style:parent-style-name="Table_20_Contents">
      <style:text-properties officeooo:rsid="017c589b" officeooo:paragraph-rsid="017c589b"/>
    </style:style>
    <style:style style:name="P44" style:family="paragraph" style:parent-style-name="Table_20_Contents">
      <style:paragraph-properties fo:text-align="end" style:justify-single-word="false"/>
      <style:text-properties officeooo:rsid="017c589b" officeooo:paragraph-rsid="017c589b"/>
    </style:style>
    <style:style style:name="P45" style:family="paragraph" style:parent-style-name="Table_20_Contents">
      <style:text-properties officeooo:rsid="017ed3cd" officeooo:paragraph-rsid="017ed3cd"/>
    </style:style>
    <style:style style:name="P46" style:family="paragraph" style:parent-style-name="Table_20_Contents">
      <style:paragraph-properties fo:text-align="center" style:justify-single-word="false"/>
      <style:text-properties officeooo:rsid="017ed3cd" officeooo:paragraph-rsid="017ed3cd"/>
    </style:style>
    <style:style style:name="P47" style:family="paragraph" style:parent-style-name="Table_20_Contents">
      <style:text-properties officeooo:rsid="0181e216" officeooo:paragraph-rsid="0181e216"/>
    </style:style>
    <style:style style:name="P48" style:family="paragraph" style:parent-style-name="Table_20_Contents">
      <style:text-properties officeooo:rsid="01822a59" officeooo:paragraph-rsid="01822a59"/>
    </style:style>
    <style:style style:name="P49" style:family="paragraph" style:parent-style-name="Table_20_Contents">
      <style:paragraph-properties fo:text-align="end" style:justify-single-word="false"/>
      <style:text-properties officeooo:rsid="01822a59" officeooo:paragraph-rsid="01822a59"/>
    </style:style>
    <style:style style:name="P50" style:family="paragraph" style:parent-style-name="Table_20_Contents">
      <style:paragraph-properties fo:text-align="end" style:justify-single-word="false"/>
      <style:text-properties officeooo:rsid="01822a59" officeooo:paragraph-rsid="01838b68"/>
    </style:style>
    <style:style style:name="P51" style:family="paragraph" style:parent-style-name="Table_20_Contents">
      <style:paragraph-properties fo:text-align="end" style:justify-single-word="false"/>
      <style:text-properties officeooo:rsid="01865d9b" officeooo:paragraph-rsid="01865d9b"/>
    </style:style>
    <style:style style:name="P52" style:family="paragraph" style:parent-style-name="Table_20_Contents">
      <style:paragraph-properties fo:text-align="center" style:justify-single-word="false"/>
      <style:text-properties officeooo:rsid="0187decb" officeooo:paragraph-rsid="0187decb"/>
    </style:style>
    <style:style style:name="P53" style:family="paragraph" style:parent-style-name="Table_20_Contents">
      <style:paragraph-properties fo:text-align="center" style:justify-single-word="false"/>
      <style:text-properties officeooo:rsid="0188a9c4" officeooo:paragraph-rsid="0188a9c4"/>
    </style:style>
    <style:style style:name="P54" style:family="paragraph" style:parent-style-name="Table_20_Contents">
      <style:paragraph-properties fo:text-align="center" style:justify-single-word="false"/>
      <style:text-properties officeooo:rsid="0188a9c4" officeooo:paragraph-rsid="01897e1b"/>
    </style:style>
    <style:style style:name="P55" style:family="paragraph" style:parent-style-name="Table_20_Contents">
      <style:paragraph-properties fo:text-align="center" style:justify-single-word="false"/>
      <style:text-properties officeooo:rsid="0188a9c4" officeooo:paragraph-rsid="0189a684"/>
    </style:style>
    <style:style style:name="P56" style:family="paragraph" style:parent-style-name="Table_20_Contents">
      <style:paragraph-properties fo:text-align="center" style:justify-single-word="false"/>
      <style:text-properties officeooo:rsid="0188a9c4" officeooo:paragraph-rsid="018b75ec"/>
    </style:style>
    <style:style style:name="P57" style:family="paragraph" style:parent-style-name="Table_20_Contents">
      <style:paragraph-properties fo:text-align="center" style:justify-single-word="false"/>
      <style:text-properties officeooo:rsid="0188a9c4" officeooo:paragraph-rsid="018fcdb1"/>
    </style:style>
    <style:style style:name="P58" style:family="paragraph" style:parent-style-name="Table_20_Contents">
      <style:paragraph-properties fo:text-align="center" style:justify-single-word="false"/>
      <style:text-properties officeooo:rsid="0188a9c4" officeooo:paragraph-rsid="0192c263"/>
    </style:style>
    <style:style style:name="P59" style:family="paragraph" style:parent-style-name="Table_20_Contents">
      <style:paragraph-properties fo:text-align="center" style:justify-single-word="false"/>
      <style:text-properties officeooo:rsid="0188a9c4" officeooo:paragraph-rsid="0197b42e"/>
    </style:style>
    <style:style style:name="P60" style:family="paragraph" style:parent-style-name="Table_20_Contents">
      <style:paragraph-properties fo:text-align="center" style:justify-single-word="false"/>
      <style:text-properties officeooo:rsid="0188a9c4" officeooo:paragraph-rsid="01a44f28"/>
    </style:style>
    <style:style style:name="P61" style:family="paragraph" style:parent-style-name="Table_20_Contents">
      <style:text-properties officeooo:rsid="0188c206" officeooo:paragraph-rsid="0188c206"/>
    </style:style>
    <style:style style:name="P62" style:family="paragraph" style:parent-style-name="Table_20_Contents">
      <style:text-properties officeooo:rsid="0189974d" officeooo:paragraph-rsid="0189974d"/>
    </style:style>
    <style:style style:name="P63" style:family="paragraph" style:parent-style-name="Table_20_Contents">
      <style:text-properties officeooo:rsid="018b75ec" officeooo:paragraph-rsid="018b75ec"/>
    </style:style>
    <style:style style:name="P64" style:family="paragraph" style:parent-style-name="Table_20_Contents">
      <style:paragraph-properties fo:text-align="end" style:justify-single-word="false"/>
      <style:text-properties officeooo:rsid="018bc5f2" officeooo:paragraph-rsid="018bc5f2"/>
    </style:style>
    <style:style style:name="P65" style:family="paragraph" style:parent-style-name="Table_20_Contents">
      <style:text-properties officeooo:rsid="018d1024" officeooo:paragraph-rsid="018d1024"/>
    </style:style>
    <style:style style:name="P66" style:family="paragraph" style:parent-style-name="Table_20_Contents">
      <style:text-properties officeooo:rsid="018fcdb1" officeooo:paragraph-rsid="018fcdb1"/>
    </style:style>
    <style:style style:name="P67" style:family="paragraph" style:parent-style-name="Table_20_Contents">
      <style:paragraph-properties fo:text-align="end" style:justify-single-word="false"/>
      <style:text-properties officeooo:rsid="018fcf7f" officeooo:paragraph-rsid="018fcf7f"/>
    </style:style>
    <style:style style:name="P68" style:family="paragraph" style:parent-style-name="Table_20_Contents">
      <style:text-properties officeooo:rsid="0190df8c" officeooo:paragraph-rsid="0190df8c"/>
    </style:style>
    <style:style style:name="P69" style:family="paragraph" style:parent-style-name="Table_20_Contents">
      <style:text-properties officeooo:rsid="01925b79" officeooo:paragraph-rsid="01925b79"/>
    </style:style>
    <style:style style:name="P70" style:family="paragraph" style:parent-style-name="Table_20_Contents">
      <style:paragraph-properties fo:text-align="end" style:justify-single-word="false"/>
      <style:text-properties officeooo:rsid="0192c263" officeooo:paragraph-rsid="0192c263"/>
    </style:style>
    <style:style style:name="P71" style:family="paragraph" style:parent-style-name="Table_20_Contents">
      <style:text-properties officeooo:rsid="01948df6" officeooo:paragraph-rsid="01948df6"/>
    </style:style>
    <style:style style:name="P72" style:family="paragraph" style:parent-style-name="Table_20_Contents">
      <style:text-properties officeooo:rsid="0197b42e" officeooo:paragraph-rsid="0197b42e"/>
    </style:style>
    <style:style style:name="P73" style:family="paragraph" style:parent-style-name="Table_20_Contents">
      <style:paragraph-properties fo:text-align="end" style:justify-single-word="false"/>
      <style:text-properties officeooo:rsid="01985bad" officeooo:paragraph-rsid="01985bad"/>
    </style:style>
    <style:style style:name="P74" style:family="paragraph" style:parent-style-name="Table_20_Contents">
      <style:text-properties officeooo:rsid="019866c5" officeooo:paragraph-rsid="019866c5"/>
    </style:style>
    <style:style style:name="P75" style:family="paragraph" style:parent-style-name="Table_20_Contents">
      <style:text-properties officeooo:rsid="0199319b" officeooo:paragraph-rsid="0199319b"/>
    </style:style>
    <style:style style:name="P76" style:family="paragraph" style:parent-style-name="Table_20_Contents">
      <style:paragraph-properties fo:text-align="end" style:justify-single-word="false"/>
      <style:text-properties officeooo:rsid="0199319b" officeooo:paragraph-rsid="0199319b"/>
    </style:style>
    <style:style style:name="P77" style:family="paragraph" style:parent-style-name="Table_20_Contents">
      <style:paragraph-properties fo:text-align="center" style:justify-single-word="false"/>
      <style:text-properties officeooo:rsid="0199319b" officeooo:paragraph-rsid="0199319b"/>
    </style:style>
    <style:style style:name="P78" style:family="paragraph" style:parent-style-name="Table_20_Contents">
      <style:paragraph-properties fo:text-align="center" style:justify-single-word="false"/>
      <style:text-properties officeooo:rsid="0199319b" officeooo:paragraph-rsid="019a5bfe"/>
    </style:style>
    <style:style style:name="P79" style:family="paragraph" style:parent-style-name="Table_20_Contents">
      <style:paragraph-properties fo:text-align="center" style:justify-single-word="false"/>
      <style:text-properties officeooo:rsid="0199319b" officeooo:paragraph-rsid="019bb8b2"/>
    </style:style>
    <style:style style:name="P80" style:family="paragraph" style:parent-style-name="Table_20_Contents">
      <style:text-properties officeooo:rsid="019a5bfe" officeooo:paragraph-rsid="019a5bfe"/>
    </style:style>
    <style:style style:name="P81" style:family="paragraph" style:parent-style-name="Table_20_Contents">
      <style:paragraph-properties fo:text-align="end" style:justify-single-word="false"/>
      <style:text-properties officeooo:rsid="019a5bfe" officeooo:paragraph-rsid="019a5bfe"/>
    </style:style>
    <style:style style:name="P82" style:family="paragraph" style:parent-style-name="Table_20_Contents">
      <style:text-properties officeooo:rsid="019bb7cf" officeooo:paragraph-rsid="019bb7cf"/>
    </style:style>
    <style:style style:name="P83" style:family="paragraph" style:parent-style-name="Table_20_Contents">
      <style:paragraph-properties fo:text-align="end" style:justify-single-word="false"/>
      <style:text-properties officeooo:rsid="019bb8b2" officeooo:paragraph-rsid="019bb8b2"/>
    </style:style>
    <style:style style:name="P84" style:family="paragraph" style:parent-style-name="Table_20_Contents">
      <style:text-properties officeooo:rsid="019e18d7" officeooo:paragraph-rsid="019e18d7"/>
    </style:style>
    <style:style style:name="P85" style:family="paragraph" style:parent-style-name="Table_20_Contents">
      <style:paragraph-properties fo:text-align="center" style:justify-single-word="false"/>
      <style:text-properties officeooo:rsid="019e18d7" officeooo:paragraph-rsid="019e18d7"/>
    </style:style>
    <style:style style:name="P86" style:family="paragraph" style:parent-style-name="Table_20_Contents">
      <style:paragraph-properties fo:text-align="center" style:justify-single-word="false"/>
      <style:text-properties officeooo:rsid="019e18d7" officeooo:paragraph-rsid="019eef5c"/>
    </style:style>
    <style:style style:name="P87" style:family="paragraph" style:parent-style-name="Table_20_Contents">
      <style:paragraph-properties fo:text-align="center" style:justify-single-word="false"/>
      <style:text-properties officeooo:rsid="019e18d7" officeooo:paragraph-rsid="01a08cf6"/>
    </style:style>
    <style:style style:name="P88" style:family="paragraph" style:parent-style-name="Table_20_Contents">
      <style:paragraph-properties fo:text-align="end" style:justify-single-word="false"/>
      <style:text-properties officeooo:rsid="019e18d7" officeooo:paragraph-rsid="019e18d7"/>
    </style:style>
    <style:style style:name="P89" style:family="paragraph" style:parent-style-name="Table_20_Contents">
      <style:text-properties officeooo:rsid="019eef5c" officeooo:paragraph-rsid="019eef5c"/>
    </style:style>
    <style:style style:name="P90" style:family="paragraph" style:parent-style-name="Table_20_Contents">
      <style:paragraph-properties fo:text-align="end" style:justify-single-word="false"/>
      <style:text-properties officeooo:rsid="019eef5c" officeooo:paragraph-rsid="019eef5c"/>
    </style:style>
    <style:style style:name="P91" style:family="paragraph" style:parent-style-name="Table_20_Contents">
      <style:text-properties officeooo:rsid="01a019d1" officeooo:paragraph-rsid="01a019d1"/>
    </style:style>
    <style:style style:name="P92" style:family="paragraph" style:parent-style-name="Table_20_Contents">
      <style:text-properties officeooo:rsid="01a08cf6" officeooo:paragraph-rsid="01a08cf6"/>
    </style:style>
    <style:style style:name="P93" style:family="paragraph" style:parent-style-name="Table_20_Contents">
      <style:paragraph-properties fo:text-align="end" style:justify-single-word="false"/>
      <style:text-properties officeooo:rsid="01a08cf6" officeooo:paragraph-rsid="01a08cf6"/>
    </style:style>
    <style:style style:name="P94" style:family="paragraph" style:parent-style-name="Table_20_Contents">
      <style:text-properties officeooo:rsid="01a0ec9d" officeooo:paragraph-rsid="01a0ec9d"/>
    </style:style>
    <style:style style:name="P95" style:family="paragraph" style:parent-style-name="Table_20_Contents">
      <style:text-properties officeooo:rsid="01a44f28" officeooo:paragraph-rsid="01a44f28"/>
    </style:style>
    <style:style style:name="P96" style:family="paragraph" style:parent-style-name="Table_20_Contents">
      <style:paragraph-properties fo:text-align="end" style:justify-single-word="false"/>
      <style:text-properties officeooo:rsid="01a44f28" officeooo:paragraph-rsid="01a44f28"/>
    </style:style>
    <style:style style:name="P97" style:family="paragraph" style:parent-style-name="Table_20_Contents">
      <style:text-properties officeooo:rsid="01a56d9d" officeooo:paragraph-rsid="01a56d9d"/>
    </style:style>
    <style:style style:name="P98" style:family="paragraph" style:parent-style-name="Table_20_Contents">
      <style:text-properties officeooo:rsid="01a97596" officeooo:paragraph-rsid="01a97596"/>
    </style:style>
    <style:style style:name="P99" style:family="paragraph" style:parent-style-name="Table_20_Contents">
      <style:paragraph-properties fo:text-align="end" style:justify-single-word="false"/>
      <style:text-properties officeooo:rsid="01a97596" officeooo:paragraph-rsid="01a97596"/>
    </style:style>
    <style:style style:name="P100" style:family="paragraph" style:parent-style-name="Table_20_Contents">
      <style:paragraph-properties fo:text-align="center" style:justify-single-word="false"/>
      <style:text-properties officeooo:rsid="01ac5826" officeooo:paragraph-rsid="01ac5826"/>
    </style:style>
    <style:style style:name="P101" style:family="paragraph" style:parent-style-name="Table_20_Contents">
      <style:paragraph-properties fo:text-align="end" style:justify-single-word="false"/>
      <style:text-properties officeooo:rsid="01acfc14" officeooo:paragraph-rsid="01acfc14"/>
    </style:style>
    <style:style style:name="P102" style:family="paragraph" style:parent-style-name="Table_20_Contents">
      <style:text-properties officeooo:rsid="01adc438" officeooo:paragraph-rsid="01adc438"/>
    </style:style>
    <style:style style:name="P103" style:family="paragraph" style:parent-style-name="Table_20_Contents">
      <style:text-properties officeooo:rsid="01af5f41" officeooo:paragraph-rsid="01af5f41"/>
    </style:style>
    <style:style style:name="P104" style:family="paragraph" style:parent-style-name="Table_20_Contents">
      <style:paragraph-properties fo:text-align="center" style:justify-single-word="false"/>
      <style:text-properties officeooo:rsid="01afaaf4" officeooo:paragraph-rsid="01afaaf4"/>
    </style:style>
    <style:style style:name="P105" style:family="paragraph" style:parent-style-name="Table_20_Contents">
      <style:paragraph-properties fo:text-align="center" style:justify-single-word="false"/>
      <style:text-properties officeooo:rsid="01afaaf4" officeooo:paragraph-rsid="01b238d2"/>
    </style:style>
    <style:style style:name="P106" style:family="paragraph" style:parent-style-name="Table_20_Contents">
      <style:paragraph-properties fo:text-align="end" style:justify-single-word="false"/>
      <style:text-properties officeooo:rsid="01b034fb" officeooo:paragraph-rsid="01b034fb"/>
    </style:style>
    <style:style style:name="P107" style:family="paragraph" style:parent-style-name="Table_20_Contents">
      <style:text-properties officeooo:rsid="01b18472" officeooo:paragraph-rsid="01b18472"/>
    </style:style>
    <style:style style:name="P108" style:family="paragraph" style:parent-style-name="Table_20_Contents">
      <style:paragraph-properties fo:text-align="end" style:justify-single-word="false"/>
      <style:text-properties officeooo:rsid="01b238d2" officeooo:paragraph-rsid="01b238d2"/>
    </style:style>
    <style:style style:name="P109" style:family="paragraph" style:parent-style-name="Table_20_Contents">
      <style:text-properties officeooo:rsid="01b35aea" officeooo:paragraph-rsid="01b35aea"/>
    </style:style>
    <style:style style:name="P110" style:family="paragraph" style:parent-style-name="Table_20_Contents">
      <style:text-properties officeooo:rsid="01b4b2a2" officeooo:paragraph-rsid="01b4b2a2"/>
    </style:style>
    <style:style style:name="P111" style:family="paragraph" style:parent-style-name="Table_20_Contents">
      <style:text-properties officeooo:rsid="01ba1921" officeooo:paragraph-rsid="01ba1921"/>
    </style:style>
    <style:style style:name="P112" style:family="paragraph" style:parent-style-name="Heading_20_1">
      <style:text-properties officeooo:rsid="001c6f0a" officeooo:paragraph-rsid="001c6f0a"/>
    </style:style>
    <style:style style:name="P113" style:family="paragraph" style:parent-style-name="Heading_20_1">
      <style:text-properties officeooo:paragraph-rsid="006fc76e"/>
    </style:style>
    <style:style style:name="P114" style:family="paragraph" style:parent-style-name="Heading_20_1">
      <style:text-properties officeooo:paragraph-rsid="006f8beb"/>
    </style:style>
    <style:style style:name="P115" style:family="paragraph" style:parent-style-name="Heading_20_1">
      <style:text-properties officeooo:rsid="006f8beb" officeooo:paragraph-rsid="00d77e27"/>
    </style:style>
    <style:style style:name="P116" style:family="paragraph" style:parent-style-name="Heading_20_1">
      <style:text-properties officeooo:rsid="006f8beb" officeooo:paragraph-rsid="00eb94a2"/>
    </style:style>
    <style:style style:name="P117" style:family="paragraph" style:parent-style-name="Heading_20_1">
      <style:text-properties officeooo:paragraph-rsid="00d77e27"/>
    </style:style>
    <style:style style:name="P118" style:family="paragraph" style:parent-style-name="Heading_20_1">
      <style:text-properties officeooo:paragraph-rsid="00eb94a2"/>
    </style:style>
    <style:style style:name="P119" style:family="paragraph" style:parent-style-name="Heading_20_1">
      <style:paragraph-properties fo:break-before="page"/>
      <style:text-properties officeooo:paragraph-rsid="0157c4f1"/>
    </style:style>
    <style:style style:name="P120" style:family="paragraph" style:parent-style-name="Heading_20_1">
      <style:paragraph-properties fo:break-before="page"/>
      <style:text-properties officeooo:paragraph-rsid="01025bc2"/>
    </style:style>
    <style:style style:name="P121" style:family="paragraph" style:parent-style-name="Heading_20_1">
      <style:paragraph-properties fo:break-before="page"/>
      <style:text-properties officeooo:rsid="016a4cc9" officeooo:paragraph-rsid="016a4cc9"/>
    </style:style>
    <style:style style:name="P122" style:family="paragraph" style:parent-style-name="Heading_20_2">
      <style:text-properties officeooo:rsid="001d4462" officeooo:paragraph-rsid="001d4462"/>
    </style:style>
    <style:style style:name="P123" style:family="paragraph" style:parent-style-name="Heading_20_2">
      <style:text-properties officeooo:rsid="006ffb24" officeooo:paragraph-rsid="006ffb24"/>
    </style:style>
    <style:style style:name="P124" style:family="paragraph" style:parent-style-name="Heading_20_2">
      <style:text-properties officeooo:rsid="0073e257" officeooo:paragraph-rsid="0073e257"/>
    </style:style>
    <style:style style:name="P125" style:family="paragraph" style:parent-style-name="Heading_20_2">
      <style:text-properties officeooo:paragraph-rsid="0075f9a7"/>
    </style:style>
    <style:style style:name="P126" style:family="paragraph" style:parent-style-name="Heading_20_2">
      <style:text-properties style:font-name="Liberation Sans" fo:font-size="16.1000003814697pt" fo:font-weight="bold" officeooo:rsid="01549f8b" officeooo:paragraph-rsid="01549f8b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127" style:family="paragraph" style:parent-style-name="Heading_20_2">
      <style:text-properties officeooo:rsid="007723ef" officeooo:paragraph-rsid="007723ef"/>
    </style:style>
    <style:style style:name="P128" style:family="paragraph" style:parent-style-name="Heading_20_2">
      <style:text-properties officeooo:rsid="007680e7" officeooo:paragraph-rsid="007680e7"/>
    </style:style>
    <style:style style:name="P129" style:family="paragraph" style:parent-style-name="Heading_20_2">
      <style:text-properties officeooo:rsid="0157c4f1" officeooo:paragraph-rsid="0157c4f1"/>
    </style:style>
    <style:style style:name="P130" style:family="paragraph" style:parent-style-name="Heading_20_2">
      <style:text-properties officeooo:paragraph-rsid="016a4cc9"/>
    </style:style>
    <style:style style:name="P131" style:family="paragraph" style:parent-style-name="Heading_20_2">
      <style:text-properties officeooo:rsid="017a9462" officeooo:paragraph-rsid="017a9462"/>
    </style:style>
    <style:style style:name="P132" style:family="paragraph" style:parent-style-name="Heading_20_2">
      <style:text-properties officeooo:rsid="01bff54a" officeooo:paragraph-rsid="01bff54a"/>
    </style:style>
    <style:style style:name="P133" style:family="paragraph" style:parent-style-name="Standard" style:list-style-name="L1">
      <style:text-properties style:font-name="Liberation Serif" officeooo:rsid="01352856" officeooo:paragraph-rsid="01352856"/>
    </style:style>
    <style:style style:name="P134" style:family="paragraph" style:parent-style-name="Standard" style:list-style-name="L1">
      <style:text-properties style:font-name="Liberation Serif" officeooo:rsid="0131bfae" officeooo:paragraph-rsid="0131bfae"/>
    </style:style>
    <style:style style:name="P135" style:family="paragraph" style:parent-style-name="Standard" style:list-style-name="L1">
      <style:text-properties style:font-name="Liberation Serif" officeooo:rsid="0133fdc9" officeooo:paragraph-rsid="0133fdc9"/>
    </style:style>
    <style:style style:name="P136" style:family="paragraph" style:parent-style-name="Standard" style:list-style-name="L1">
      <style:text-properties style:font-name="Liberation Serif" officeooo:rsid="0132d4fa" officeooo:paragraph-rsid="0132d4fa"/>
    </style:style>
    <style:style style:name="P137" style:family="paragraph" style:parent-style-name="Standard" style:list-style-name="L1">
      <style:text-properties style:font-name="Liberation Serif" officeooo:rsid="01361eed" officeooo:paragraph-rsid="01361eed"/>
    </style:style>
    <style:style style:name="P138" style:family="paragraph" style:parent-style-name="Standard" style:list-style-name="L2"/>
    <style:style style:name="P139" style:family="paragraph" style:parent-style-name="Standard" style:list-style-name="L2">
      <style:text-properties officeooo:rsid="013c5122" officeooo:paragraph-rsid="013c5122"/>
    </style:style>
    <style:style style:name="P140" style:family="paragraph" style:parent-style-name="Standard" style:list-style-name="L3"/>
    <style:style style:name="P141" style:family="paragraph" style:parent-style-name="Standard" style:list-style-name="L4">
      <style:text-properties officeooo:rsid="013fc794" officeooo:paragraph-rsid="013fc794"/>
    </style:style>
    <style:style style:name="P142" style:family="paragraph" style:parent-style-name="Standard" style:list-style-name="L4">
      <style:text-properties officeooo:rsid="01418d70" officeooo:paragraph-rsid="01418d70"/>
    </style:style>
    <style:style style:name="P143" style:family="paragraph" style:parent-style-name="Standard" style:list-style-name="L5">
      <style:text-properties officeooo:rsid="01434043" officeooo:paragraph-rsid="01434043"/>
    </style:style>
    <style:style style:name="P144" style:family="paragraph" style:parent-style-name="Standard" style:list-style-name="L5">
      <style:text-properties officeooo:rsid="0144e111" officeooo:paragraph-rsid="0144e111"/>
    </style:style>
    <style:style style:name="P145" style:family="paragraph" style:parent-style-name="Standard" style:list-style-name="L6"/>
    <style:style style:name="P146" style:family="paragraph" style:parent-style-name="Standard" style:list-style-name="L6">
      <style:text-properties officeooo:rsid="0167f4fe" officeooo:paragraph-rsid="0167f4fe"/>
    </style:style>
    <style:style style:name="P147" style:family="paragraph" style:parent-style-name="Standard" style:list-style-name="L7">
      <style:text-properties officeooo:rsid="014bfc4a" officeooo:paragraph-rsid="014bfc4a"/>
    </style:style>
    <style:style style:name="P148" style:family="paragraph" style:parent-style-name="Standard" style:list-style-name="L7">
      <style:text-properties officeooo:rsid="014d998b" officeooo:paragraph-rsid="014d998b"/>
    </style:style>
    <style:style style:name="P149" style:family="paragraph" style:parent-style-name="Standard" style:list-style-name="L7">
      <style:text-properties officeooo:rsid="014f5ec5" officeooo:paragraph-rsid="014f5ec5"/>
    </style:style>
    <style:style style:name="P150" style:family="paragraph" style:parent-style-name="Text_20_body" style:list-style-name="L8">
      <style:text-properties officeooo:paragraph-rsid="01bff54a"/>
    </style:style>
    <style:style style:name="P151" style:family="paragraph" style:parent-style-name="Text_20_body" style:list-style-name="L8">
      <style:text-properties officeooo:paragraph-rsid="01c04dc6"/>
    </style:style>
    <style:style style:name="P152" style:family="paragraph" style:parent-style-name="Text_20_body" style:list-style-name="L8">
      <style:text-properties officeooo:rsid="015916d5" officeooo:paragraph-rsid="01bff54a"/>
    </style:style>
    <style:style style:name="P153" style:family="paragraph" style:parent-style-name="Text_20_body" style:list-style-name="L8">
      <style:text-properties officeooo:rsid="01605cdd" officeooo:paragraph-rsid="01bff54a"/>
    </style:style>
    <style:style style:name="P154" style:family="paragraph" style:parent-style-name="Text_20_body" style:list-style-name="L8">
      <style:text-properties officeooo:rsid="01592a82" officeooo:paragraph-rsid="01bff54a"/>
    </style:style>
    <style:style style:name="P155" style:family="paragraph" style:parent-style-name="Text_20_body" style:list-style-name="L8">
      <style:text-properties officeooo:rsid="01594419" officeooo:paragraph-rsid="01c04a19"/>
    </style:style>
    <style:style style:name="P156" style:family="paragraph" style:parent-style-name="Text_20_body" style:list-style-name="L8">
      <style:text-properties officeooo:rsid="015a5931" officeooo:paragraph-rsid="01c04a19"/>
    </style:style>
    <style:style style:name="P157" style:family="paragraph" style:parent-style-name="Text_20_body" style:list-style-name="L8">
      <style:text-properties officeooo:rsid="015bebe2" officeooo:paragraph-rsid="01c04a19"/>
    </style:style>
    <style:style style:name="P158" style:family="paragraph" style:parent-style-name="Text_20_body" style:list-style-name="L8">
      <style:text-properties officeooo:rsid="015ce41d" officeooo:paragraph-rsid="01c04dc6"/>
    </style:style>
    <style:style style:name="P159" style:family="paragraph" style:parent-style-name="Text_20_body" style:list-style-name="L8">
      <style:text-properties officeooo:rsid="01a8fb4d" officeooo:paragraph-rsid="01c04dc6"/>
    </style:style>
    <style:style style:name="P160" style:family="paragraph" style:parent-style-name="Text_20_body" style:list-style-name="L8">
      <style:text-properties fo:font-style="italic" officeooo:rsid="0163ca1f" officeooo:paragraph-rsid="01c04dc6" style:font-style-asian="italic" style:font-style-complex="italic"/>
    </style:style>
    <style:style style:name="P161" style:family="paragraph" style:parent-style-name="Text_20_body" style:list-style-name="L8">
      <style:text-properties fo:font-style="normal" officeooo:rsid="01693b52" officeooo:paragraph-rsid="01c04dc6" style:font-style-asian="normal" style:font-style-complex="normal"/>
    </style:style>
    <style:style style:name="P162" style:family="paragraph" style:parent-style-name="Text_20_body" style:list-style-name="L8">
      <style:text-properties fo:font-style="normal" officeooo:rsid="016a4cc9" officeooo:paragraph-rsid="01c04dc6" style:font-style-asian="normal" style:font-style-complex="normal"/>
    </style:style>
    <style:style style:name="P163" style:family="paragraph" style:parent-style-name="Text_20_body" style:list-style-name="L9">
      <style:text-properties fo:font-style="normal" officeooo:rsid="01c2b7be" officeooo:paragraph-rsid="01c2b7be" style:font-style-asian="normal" style:font-style-complex="normal"/>
    </style:style>
    <style:style style:name="P164" style:family="paragraph" style:parent-style-name="Text_20_body" style:list-style-name="L9">
      <style:text-properties fo:font-style="normal" officeooo:rsid="01d29aa7" officeooo:paragraph-rsid="01d29aa7" style:font-style-asian="normal" style:font-style-complex="normal"/>
    </style:style>
    <style:style style:name="P165" style:family="paragraph" style:parent-style-name="Text_20_body" style:list-style-name="L9">
      <style:text-properties fo:font-style="normal" officeooo:rsid="01d705a0" officeooo:paragraph-rsid="01d705a0" style:font-style-asian="normal" style:font-style-complex="normal"/>
    </style:style>
    <style:style style:name="P166" style:family="paragraph" style:parent-style-name="Text_20_body" style:list-style-name="L9">
      <style:text-properties fo:font-style="normal" officeooo:rsid="01d86ec9" officeooo:paragraph-rsid="01d86ec9" style:font-style-asian="normal" style:font-style-complex="normal"/>
    </style:style>
    <style:style style:name="P167" style:family="paragraph" style:parent-style-name="Text_20_body" style:list-style-name="L9">
      <style:text-properties fo:font-style="normal" officeooo:rsid="01dc31de" officeooo:paragraph-rsid="01dc31de" style:font-style-asian="normal" style:font-style-complex="normal"/>
    </style:style>
    <style:style style:name="P168" style:family="paragraph" style:parent-style-name="Text_20_body">
      <style:text-properties officeooo:paragraph-rsid="00d77e27"/>
    </style:style>
    <style:style style:name="P169" style:family="paragraph" style:parent-style-name="Text_20_body">
      <style:text-properties officeooo:paragraph-rsid="00c3ca06"/>
    </style:style>
    <style:style style:name="P170" style:family="paragraph" style:parent-style-name="Text_20_body" style:list-style-name="L9">
      <style:text-properties style:text-line-through-style="solid" style:text-line-through-type="single" officeooo:rsid="01cac67a" officeooo:paragraph-rsid="01cac67a"/>
    </style:style>
    <style:style style:name="P171" style:family="paragraph" style:parent-style-name="Text_20_body" style:list-style-name="L9">
      <style:text-properties style:text-line-through-style="solid" style:text-line-through-type="single" officeooo:paragraph-rsid="01c38fd7"/>
    </style:style>
    <style:style style:name="P172" style:family="paragraph" style:parent-style-name="Text_20_body" style:list-style-name="L9">
      <style:text-properties style:text-line-through-style="solid" style:text-line-through-type="single" officeooo:rsid="01c68831" officeooo:paragraph-rsid="01c68831"/>
    </style:style>
    <style:style style:name="P173" style:family="paragraph" style:parent-style-name="Text_20_body" style:list-style-name="L9">
      <style:text-properties style:text-line-through-style="solid" style:text-line-through-type="single" officeooo:rsid="01c84284" officeooo:paragraph-rsid="01c84284"/>
    </style:style>
    <style:style style:name="P174" style:family="paragraph" style:parent-style-name="Text_20_body" style:list-style-name="L9">
      <style:text-properties style:text-line-through-style="solid" style:text-line-through-type="single" officeooo:rsid="01c55fff" officeooo:paragraph-rsid="01c55fff"/>
    </style:style>
    <style:style style:name="P175" style:family="paragraph" style:parent-style-name="Text_20_body" style:list-style-name="L9">
      <style:text-properties style:text-line-through-style="solid" style:text-line-through-type="single" officeooo:rsid="01c93074" officeooo:paragraph-rsid="01c93074"/>
    </style:style>
    <style:style style:name="P176" style:family="paragraph" style:parent-style-name="Text_20_body" style:list-style-name="L9">
      <style:text-properties style:text-line-through-style="solid" style:text-line-through-type="single" fo:font-style="normal" officeooo:rsid="01d658ee" officeooo:paragraph-rsid="01d658ee" style:font-style-asian="normal" style:font-style-complex="normal"/>
    </style:style>
    <style:style style:name="P177" style:family="paragraph" style:parent-style-name="Text_20_body" style:list-style-name="L9">
      <style:text-properties style:text-line-through-style="solid" style:text-line-through-type="single" fo:font-style="normal" officeooo:rsid="01d36a07" officeooo:paragraph-rsid="01d36a07" style:font-style-asian="normal" style:font-style-complex="normal"/>
    </style:style>
    <style:style style:name="P178" style:family="paragraph" style:parent-style-name="Text_20_body" style:list-style-name="L9">
      <style:text-properties style:text-line-through-style="solid" style:text-line-through-type="single" fo:font-style="normal" officeooo:rsid="01d55087" officeooo:paragraph-rsid="01d55087" style:font-style-asian="normal" style:font-style-complex="normal"/>
    </style:style>
    <style:style style:name="T1" style:family="text">
      <style:text-properties officeooo:rsid="001d4462"/>
    </style:style>
    <style:style style:name="T2" style:family="text">
      <style:text-properties officeooo:rsid="001d7f64"/>
    </style:style>
    <style:style style:name="T3" style:family="text">
      <style:text-properties officeooo:rsid="001e8e01"/>
    </style:style>
    <style:style style:name="T4" style:family="text">
      <style:text-properties officeooo:rsid="001f62f6"/>
    </style:style>
    <style:style style:name="T5" style:family="text">
      <style:text-properties officeooo:rsid="00203e7a"/>
    </style:style>
    <style:style style:name="T6" style:family="text">
      <style:text-properties officeooo:rsid="0023dc99"/>
    </style:style>
    <style:style style:name="T7" style:family="text">
      <style:text-properties officeooo:rsid="0024816c"/>
    </style:style>
    <style:style style:name="T8" style:family="text">
      <style:text-properties officeooo:rsid="0025ec1b"/>
    </style:style>
    <style:style style:name="T9" style:family="text">
      <style:text-properties officeooo:rsid="0026f4cf"/>
    </style:style>
    <style:style style:name="T10" style:family="text">
      <style:text-properties officeooo:rsid="0028324f"/>
    </style:style>
    <style:style style:name="T11" style:family="text">
      <style:text-properties officeooo:rsid="002b65c6"/>
    </style:style>
    <style:style style:name="T12" style:family="text">
      <style:text-properties officeooo:rsid="002cef43"/>
    </style:style>
    <style:style style:name="T13" style:family="text">
      <style:text-properties officeooo:rsid="002e8ec3"/>
    </style:style>
    <style:style style:name="T14" style:family="text">
      <style:text-properties officeooo:rsid="00314bc3"/>
    </style:style>
    <style:style style:name="T15" style:family="text">
      <style:text-properties officeooo:rsid="00316b70"/>
    </style:style>
    <style:style style:name="T16" style:family="text">
      <style:text-properties officeooo:rsid="003350b8"/>
    </style:style>
    <style:style style:name="T17" style:family="text">
      <style:text-properties officeooo:rsid="00336f5e"/>
    </style:style>
    <style:style style:name="T18" style:family="text">
      <style:text-properties officeooo:rsid="0034a71b"/>
    </style:style>
    <style:style style:name="T19" style:family="text">
      <style:text-properties officeooo:rsid="0034df72"/>
    </style:style>
    <style:style style:name="T20" style:family="text">
      <style:text-properties officeooo:rsid="00350bac"/>
    </style:style>
    <style:style style:name="T21" style:family="text">
      <style:text-properties officeooo:rsid="0035d313"/>
    </style:style>
    <style:style style:name="T22" style:family="text">
      <style:text-properties officeooo:rsid="00367953"/>
    </style:style>
    <style:style style:name="T23" style:family="text">
      <style:text-properties officeooo:rsid="00375181"/>
    </style:style>
    <style:style style:name="T24" style:family="text">
      <style:text-properties officeooo:rsid="0038042b"/>
    </style:style>
    <style:style style:name="T25" style:family="text">
      <style:text-properties officeooo:rsid="0038115a"/>
    </style:style>
    <style:style style:name="T26" style:family="text">
      <style:text-properties officeooo:rsid="00395e92"/>
    </style:style>
    <style:style style:name="T27" style:family="text">
      <style:text-properties officeooo:rsid="003a6b85"/>
    </style:style>
    <style:style style:name="T28" style:family="text">
      <style:text-properties officeooo:rsid="003b96d3"/>
    </style:style>
    <style:style style:name="T29" style:family="text">
      <style:text-properties officeooo:rsid="003bdfd2"/>
    </style:style>
    <style:style style:name="T30" style:family="text">
      <style:text-properties officeooo:rsid="003f3310"/>
    </style:style>
    <style:style style:name="T31" style:family="text">
      <style:text-properties officeooo:rsid="0040f4b3"/>
    </style:style>
    <style:style style:name="T32" style:family="text">
      <style:text-properties officeooo:rsid="0041ab43"/>
    </style:style>
    <style:style style:name="T33" style:family="text">
      <style:text-properties officeooo:rsid="004300ed"/>
    </style:style>
    <style:style style:name="T34" style:family="text">
      <style:text-properties officeooo:rsid="00441a63"/>
    </style:style>
    <style:style style:name="T35" style:family="text">
      <style:text-properties officeooo:rsid="0044bc83"/>
    </style:style>
    <style:style style:name="T36" style:family="text">
      <style:text-properties officeooo:rsid="00468fd7"/>
    </style:style>
    <style:style style:name="T37" style:family="text">
      <style:text-properties officeooo:rsid="0047e8de"/>
    </style:style>
    <style:style style:name="T38" style:family="text">
      <style:text-properties officeooo:rsid="004d3373"/>
    </style:style>
    <style:style style:name="T39" style:family="text">
      <style:text-properties officeooo:rsid="004d6a81"/>
    </style:style>
    <style:style style:name="T40" style:family="text">
      <style:text-properties officeooo:rsid="004f2b8c"/>
    </style:style>
    <style:style style:name="T41" style:family="text">
      <style:text-properties officeooo:rsid="0050399f"/>
    </style:style>
    <style:style style:name="T42" style:family="text">
      <style:text-properties officeooo:rsid="0051f7d2"/>
    </style:style>
    <style:style style:name="T43" style:family="text">
      <style:text-properties officeooo:rsid="005489db"/>
    </style:style>
    <style:style style:name="T44" style:family="text">
      <style:text-properties officeooo:rsid="00557e22"/>
    </style:style>
    <style:style style:name="T45" style:family="text">
      <style:text-properties officeooo:rsid="0056450c"/>
    </style:style>
    <style:style style:name="T46" style:family="text">
      <style:text-properties officeooo:rsid="00580104"/>
    </style:style>
    <style:style style:name="T47" style:family="text">
      <style:text-properties officeooo:rsid="0059fd86"/>
    </style:style>
    <style:style style:name="T48" style:family="text">
      <style:text-properties officeooo:rsid="005db740"/>
    </style:style>
    <style:style style:name="T49" style:family="text">
      <style:text-properties fo:font-style="italic" officeooo:rsid="005a1dbd" style:font-style-asian="italic" style:font-style-complex="italic"/>
    </style:style>
    <style:style style:name="T50" style:family="text">
      <style:text-properties fo:font-style="italic" officeooo:rsid="005bb580" style:font-style-asian="italic" style:font-style-complex="italic"/>
    </style:style>
    <style:style style:name="T51" style:family="text">
      <style:text-properties fo:font-style="italic" officeooo:rsid="00790600" style:font-style-asian="italic" style:font-style-complex="italic"/>
    </style:style>
    <style:style style:name="T52" style:family="text">
      <style:text-properties fo:font-style="italic" officeooo:rsid="00f5fb52" style:font-style-asian="italic" style:font-style-complex="italic"/>
    </style:style>
    <style:style style:name="T53" style:family="text">
      <style:text-properties fo:font-style="italic" officeooo:rsid="00874da8" style:font-style-asian="italic" style:font-style-complex="italic"/>
    </style:style>
    <style:style style:name="T54" style:family="text">
      <style:text-properties fo:font-style="italic" officeooo:rsid="010da25e" style:font-style-asian="italic" style:font-style-complex="italic"/>
    </style:style>
    <style:style style:name="T55" style:family="text">
      <style:text-properties fo:font-style="italic" officeooo:rsid="015d8d2b" style:font-style-asian="italic" style:font-style-complex="italic"/>
    </style:style>
    <style:style style:name="T56" style:family="text">
      <style:text-properties fo:font-style="italic" officeooo:rsid="01638b47" style:font-style-asian="italic" style:font-style-complex="italic"/>
    </style:style>
    <style:style style:name="T57" style:family="text">
      <style:text-properties fo:font-style="italic" officeooo:rsid="015ce41d" style:font-style-asian="italic" style:font-style-complex="italic"/>
    </style:style>
    <style:style style:name="T58" style:family="text">
      <style:text-properties fo:font-style="italic" officeooo:rsid="0163ca1f" style:font-style-asian="italic" style:font-style-complex="italic"/>
    </style:style>
    <style:style style:name="T59" style:family="text">
      <style:text-properties fo:font-style="normal" style:font-style-asian="normal" style:font-style-complex="normal"/>
    </style:style>
    <style:style style:name="T60" style:family="text">
      <style:text-properties fo:font-style="normal" officeooo:rsid="005a1dbd" style:font-style-asian="normal" style:font-style-complex="normal"/>
    </style:style>
    <style:style style:name="T61" style:family="text">
      <style:text-properties fo:font-style="normal" officeooo:rsid="006e5c1a" style:font-style-asian="normal" style:font-style-complex="normal"/>
    </style:style>
    <style:style style:name="T62" style:family="text">
      <style:text-properties fo:font-style="normal" officeooo:rsid="006ef84c" style:font-style-asian="normal" style:font-style-complex="normal"/>
    </style:style>
    <style:style style:name="T63" style:family="text">
      <style:text-properties fo:font-style="normal" officeooo:rsid="01c38fd7" style:font-style-asian="normal" style:font-style-complex="normal"/>
    </style:style>
    <style:style style:name="T64" style:family="text">
      <style:text-properties fo:font-style="normal" officeooo:rsid="01c55fff" style:font-style-asian="normal" style:font-style-complex="normal"/>
    </style:style>
    <style:style style:name="T65" style:family="text">
      <style:text-properties fo:font-style="normal" style:text-underline-style="solid" style:text-underline-width="auto" style:text-underline-color="font-color" officeooo:rsid="0108a621" style:font-style-asian="normal" style:font-style-complex="normal"/>
    </style:style>
    <style:style style:name="T66" style:family="text">
      <style:text-properties officeooo:rsid="00672bad"/>
    </style:style>
    <style:style style:name="T67" style:family="text">
      <style:text-properties officeooo:rsid="00685eb4"/>
    </style:style>
    <style:style style:name="T68" style:family="text">
      <style:text-properties officeooo:rsid="00697ec9"/>
    </style:style>
    <style:style style:name="T69" style:family="text">
      <style:text-properties officeooo:rsid="006b7c8b"/>
    </style:style>
    <style:style style:name="T70" style:family="text">
      <style:text-properties officeooo:rsid="006d4ca0"/>
    </style:style>
    <style:style style:name="T71" style:family="text">
      <style:text-properties officeooo:rsid="006de8dc"/>
    </style:style>
    <style:style style:name="T72" style:family="text">
      <style:text-properties officeooo:rsid="006f8beb"/>
    </style:style>
    <style:style style:name="T73" style:family="text">
      <style:text-properties officeooo:rsid="0073ec06"/>
    </style:style>
    <style:style style:name="T74" style:family="text">
      <style:text-properties officeooo:rsid="00790600"/>
    </style:style>
    <style:style style:name="T75" style:family="text">
      <style:text-properties officeooo:rsid="007a0224"/>
    </style:style>
    <style:style style:name="T76" style:family="text">
      <style:text-properties officeooo:rsid="007d06ca"/>
    </style:style>
    <style:style style:name="T77" style:family="text">
      <style:text-properties officeooo:rsid="007da8ed"/>
    </style:style>
    <style:style style:name="T78" style:family="text">
      <style:text-properties officeooo:rsid="007f066c"/>
    </style:style>
    <style:style style:name="T79" style:family="text">
      <style:text-properties officeooo:rsid="008020af"/>
    </style:style>
    <style:style style:name="T80" style:family="text">
      <style:text-properties officeooo:rsid="008149db"/>
    </style:style>
    <style:style style:name="T81" style:family="text">
      <style:text-properties officeooo:rsid="0083703d"/>
    </style:style>
    <style:style style:name="T82" style:family="text">
      <style:text-properties officeooo:rsid="00838bf3"/>
    </style:style>
    <style:style style:name="T83" style:family="text">
      <style:text-properties officeooo:rsid="0084df8e"/>
    </style:style>
    <style:style style:name="T84" style:family="text">
      <style:text-properties officeooo:rsid="00851ed2"/>
    </style:style>
    <style:style style:name="T85" style:family="text">
      <style:text-properties officeooo:rsid="00858c2f"/>
    </style:style>
    <style:style style:name="T86" style:family="text">
      <style:text-properties officeooo:rsid="00873d0c"/>
    </style:style>
    <style:style style:name="T87" style:family="text">
      <style:text-properties officeooo:rsid="00874da8"/>
    </style:style>
    <style:style style:name="T88" style:family="text">
      <style:text-properties style:text-underline-style="solid" style:text-underline-width="auto" style:text-underline-color="font-color" officeooo:rsid="00bd7fd1"/>
    </style:style>
    <style:style style:name="T89" style:family="text">
      <style:text-properties style:text-underline-style="solid" style:text-underline-width="auto" style:text-underline-color="font-color" officeooo:rsid="0112a2d4"/>
    </style:style>
    <style:style style:name="T90" style:family="text">
      <style:text-properties style:text-underline-style="solid" style:text-underline-width="auto" style:text-underline-color="font-color" officeooo:rsid="01269060"/>
    </style:style>
    <style:style style:name="T91" style:family="text">
      <style:text-properties officeooo:rsid="008b8565"/>
    </style:style>
    <style:style style:name="T92" style:family="text">
      <style:text-properties officeooo:rsid="008c0dd5"/>
    </style:style>
    <style:style style:name="T93" style:family="text">
      <style:text-properties officeooo:rsid="008da6cd"/>
    </style:style>
    <style:style style:name="T94" style:family="text">
      <style:text-properties officeooo:rsid="008ddfd2"/>
    </style:style>
    <style:style style:name="T95" style:family="text">
      <style:text-properties officeooo:rsid="008e6ec3"/>
    </style:style>
    <style:style style:name="T96" style:family="text">
      <style:text-properties officeooo:rsid="008f2866"/>
    </style:style>
    <style:style style:name="T97" style:family="text">
      <style:text-properties officeooo:rsid="0090d514"/>
    </style:style>
    <style:style style:name="T98" style:family="text">
      <style:text-properties officeooo:rsid="00915ef8"/>
    </style:style>
    <style:style style:name="T99" style:family="text">
      <style:text-properties officeooo:rsid="00958d60"/>
    </style:style>
    <style:style style:name="T100" style:family="text">
      <style:text-properties officeooo:rsid="0098b660"/>
    </style:style>
    <style:style style:name="T101" style:family="text">
      <style:text-properties officeooo:rsid="0099005f"/>
    </style:style>
    <style:style style:name="T102" style:family="text">
      <style:text-properties officeooo:rsid="009949f4"/>
    </style:style>
    <style:style style:name="T103" style:family="text">
      <style:text-properties officeooo:rsid="0099a331"/>
    </style:style>
    <style:style style:name="T104" style:family="text">
      <style:text-properties officeooo:rsid="009b96ad"/>
    </style:style>
    <style:style style:name="T105" style:family="text">
      <style:text-properties officeooo:rsid="009c0a83"/>
    </style:style>
    <style:style style:name="T106" style:family="text">
      <style:text-properties officeooo:rsid="00a091a2"/>
    </style:style>
    <style:style style:name="T107" style:family="text">
      <style:text-properties officeooo:rsid="00a1cf31"/>
    </style:style>
    <style:style style:name="T108" style:family="text">
      <style:text-properties officeooo:rsid="00a491c9"/>
    </style:style>
    <style:style style:name="T109" style:family="text">
      <style:text-properties officeooo:rsid="00a63793"/>
    </style:style>
    <style:style style:name="T110" style:family="text">
      <style:text-properties officeooo:rsid="00a77269"/>
    </style:style>
    <style:style style:name="T111" style:family="text">
      <style:text-properties officeooo:rsid="00a8e4bb"/>
    </style:style>
    <style:style style:name="T112" style:family="text">
      <style:text-properties officeooo:rsid="00ab12dd"/>
    </style:style>
    <style:style style:name="T113" style:family="text">
      <style:text-properties officeooo:rsid="00ab398e"/>
    </style:style>
    <style:style style:name="T114" style:family="text">
      <style:text-properties officeooo:rsid="00aff699"/>
    </style:style>
    <style:style style:name="T115" style:family="text">
      <style:text-properties officeooo:rsid="00b26f0c"/>
    </style:style>
    <style:style style:name="T116" style:family="text">
      <style:text-properties officeooo:rsid="00b4bd5f"/>
    </style:style>
    <style:style style:name="T117" style:family="text">
      <style:text-properties officeooo:rsid="00b6657a"/>
    </style:style>
    <style:style style:name="T118" style:family="text">
      <style:text-properties officeooo:rsid="00b6c866"/>
    </style:style>
    <style:style style:name="T119" style:family="text">
      <style:text-properties officeooo:rsid="00b72d11"/>
    </style:style>
    <style:style style:name="T120" style:family="text">
      <style:text-properties officeooo:rsid="00b78249"/>
    </style:style>
    <style:style style:name="T121" style:family="text">
      <style:text-properties officeooo:rsid="00b8bf41"/>
    </style:style>
    <style:style style:name="T122" style:family="text">
      <style:text-properties officeooo:rsid="00baa9fe"/>
    </style:style>
    <style:style style:name="T123" style:family="text">
      <style:text-properties officeooo:rsid="00bba79e"/>
    </style:style>
    <style:style style:name="T124" style:family="text">
      <style:text-properties officeooo:rsid="00bc541c"/>
    </style:style>
    <style:style style:name="T125" style:family="text">
      <style:text-properties officeooo:rsid="00bd7fd1"/>
    </style:style>
    <style:style style:name="T126" style:family="text">
      <style:text-properties officeooo:rsid="00bdfc0d"/>
    </style:style>
    <style:style style:name="T127" style:family="text">
      <style:text-properties officeooo:rsid="00bed4f7"/>
    </style:style>
    <style:style style:name="T128" style:family="text">
      <style:text-properties officeooo:rsid="00c03312"/>
    </style:style>
    <style:style style:name="T129" style:family="text">
      <style:text-properties officeooo:rsid="00c1453f"/>
    </style:style>
    <style:style style:name="T130" style:family="text">
      <style:text-properties officeooo:rsid="00c19cfd"/>
    </style:style>
    <style:style style:name="T131" style:family="text">
      <style:text-properties officeooo:rsid="00c36eba"/>
    </style:style>
    <style:style style:name="T132" style:family="text">
      <style:text-properties officeooo:rsid="00c3ca06"/>
    </style:style>
    <style:style style:name="T133" style:family="text">
      <style:text-properties officeooo:rsid="00c5472d"/>
    </style:style>
    <style:style style:name="T134" style:family="text">
      <style:text-properties officeooo:rsid="00c55f53"/>
    </style:style>
    <style:style style:name="T135" style:family="text">
      <style:text-properties officeooo:rsid="00c7516c"/>
    </style:style>
    <style:style style:name="T136" style:family="text">
      <style:text-properties officeooo:rsid="00c8c7ac"/>
    </style:style>
    <style:style style:name="T137" style:family="text">
      <style:text-properties officeooo:rsid="00ca1eb6"/>
    </style:style>
    <style:style style:name="T138" style:family="text">
      <style:text-properties officeooo:rsid="00cd3945"/>
    </style:style>
    <style:style style:name="T139" style:family="text">
      <style:text-properties officeooo:rsid="00ceb05a"/>
    </style:style>
    <style:style style:name="T140" style:family="text">
      <style:text-properties officeooo:rsid="00d00075"/>
    </style:style>
    <style:style style:name="T141" style:family="text">
      <style:text-properties officeooo:rsid="00d17c99"/>
    </style:style>
    <style:style style:name="T142" style:family="text">
      <style:text-properties officeooo:rsid="00d273b6"/>
    </style:style>
    <style:style style:name="T143" style:family="text">
      <style:text-properties officeooo:rsid="00d56847"/>
    </style:style>
    <style:style style:name="T144" style:family="text">
      <style:text-properties officeooo:rsid="00d5cf7f"/>
    </style:style>
    <style:style style:name="T145" style:family="text">
      <style:text-properties officeooo:rsid="00d5ffd6"/>
    </style:style>
    <style:style style:name="T146" style:family="text">
      <style:text-properties officeooo:rsid="00d77e27"/>
    </style:style>
    <style:style style:name="T147" style:family="text">
      <style:text-properties officeooo:rsid="00d7cbad"/>
    </style:style>
    <style:style style:name="T148" style:family="text">
      <style:text-properties officeooo:rsid="00d99b2d"/>
    </style:style>
    <style:style style:name="T149" style:family="text">
      <style:text-properties officeooo:rsid="00daff58"/>
    </style:style>
    <style:style style:name="T150" style:family="text">
      <style:text-properties officeooo:rsid="00dcc494"/>
    </style:style>
    <style:style style:name="T151" style:family="text">
      <style:text-properties officeooo:rsid="00de3bef"/>
    </style:style>
    <style:style style:name="T152" style:family="text">
      <style:text-properties officeooo:rsid="00dfa007"/>
    </style:style>
    <style:style style:name="T153" style:family="text">
      <style:text-properties style:font-name="Liberation Sans" fo:font-size="18.2000007629395pt" fo:font-weight="bold" officeooo:rsid="00e4e37a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154" style:family="text">
      <style:text-properties style:font-name="Liberation Sans" fo:font-size="18.2000007629395pt" fo:font-weight="bold" officeooo:rsid="00e5d41b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155" style:family="text">
      <style:text-properties style:font-name="Liberation Sans" fo:font-size="18.2000007629395pt" fo:font-weight="bold" officeooo:rsid="00ef3e9a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156" style:family="text">
      <style:text-properties style:font-name="Liberation Sans" fo:font-size="18.2000007629395pt" fo:font-weight="bold" officeooo:rsid="01025bc2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157" style:family="text">
      <style:text-properties style:font-name="Liberation Sans" fo:font-size="18.2000007629395pt" fo:font-weight="bold" officeooo:rsid="0151e0f0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158" style:family="text">
      <style:text-properties style:font-name="Liberation Sans" fo:font-size="16.1000003814697pt" fo:font-weight="bold" officeooo:rsid="01549f8b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59" style:family="text">
      <style:text-properties style:font-name="Liberation Sans" fo:font-size="16.1000003814697pt" fo:font-weight="bold" officeooo:rsid="016a4cc9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60" style:family="text">
      <style:text-properties officeooo:rsid="00e82be9"/>
    </style:style>
    <style:style style:name="T161" style:family="text">
      <style:text-properties officeooo:rsid="00ec6e49"/>
    </style:style>
    <style:style style:name="T162" style:family="text">
      <style:text-properties officeooo:rsid="00edc647"/>
    </style:style>
    <style:style style:name="T163" style:family="text">
      <style:text-properties officeooo:rsid="00ef3436"/>
    </style:style>
    <style:style style:name="T164" style:family="text">
      <style:text-properties officeooo:rsid="00f0093f"/>
    </style:style>
    <style:style style:name="T165" style:family="text">
      <style:text-properties officeooo:rsid="00f0161a"/>
    </style:style>
    <style:style style:name="T166" style:family="text">
      <style:text-properties officeooo:rsid="00f10610"/>
    </style:style>
    <style:style style:name="T167" style:family="text">
      <style:text-properties officeooo:rsid="006fc76e"/>
    </style:style>
    <style:style style:name="T168" style:family="text">
      <style:text-properties officeooo:rsid="00f3092c"/>
    </style:style>
    <style:style style:name="T169" style:family="text">
      <style:text-properties officeooo:rsid="00f80023"/>
    </style:style>
    <style:style style:name="T170" style:family="text">
      <style:text-properties officeooo:rsid="00f9b694"/>
    </style:style>
    <style:style style:name="T171" style:family="text">
      <style:text-properties officeooo:rsid="00fcb87f"/>
    </style:style>
    <style:style style:name="T172" style:family="text">
      <style:text-properties officeooo:rsid="00fd5577"/>
    </style:style>
    <style:style style:name="T173" style:family="text">
      <style:text-properties officeooo:rsid="00feb1a8"/>
    </style:style>
    <style:style style:name="T174" style:family="text">
      <style:text-properties officeooo:rsid="00ffcb6f"/>
    </style:style>
    <style:style style:name="T175" style:family="text">
      <style:text-properties officeooo:rsid="0101ad50"/>
    </style:style>
    <style:style style:name="T176" style:family="text">
      <style:text-properties officeooo:rsid="01025bc2"/>
    </style:style>
    <style:style style:name="T177" style:family="text">
      <style:text-properties officeooo:rsid="0103eae2"/>
    </style:style>
    <style:style style:name="T178" style:family="text">
      <style:text-properties officeooo:rsid="01072ecb"/>
    </style:style>
    <style:style style:name="T179" style:family="text">
      <style:text-properties officeooo:rsid="01074105"/>
    </style:style>
    <style:style style:name="T180" style:family="text">
      <style:text-properties officeooo:rsid="01084cae"/>
    </style:style>
    <style:style style:name="T181" style:family="text">
      <style:text-properties officeooo:rsid="0108a621"/>
    </style:style>
    <style:style style:name="T182" style:family="text">
      <style:text-properties officeooo:rsid="010966ff"/>
    </style:style>
    <style:style style:name="T183" style:family="text">
      <style:text-properties officeooo:rsid="01096f74"/>
    </style:style>
    <style:style style:name="T184" style:family="text">
      <style:text-properties officeooo:rsid="0109721a"/>
    </style:style>
    <style:style style:name="T185" style:family="text">
      <style:text-properties officeooo:rsid="010baabb"/>
    </style:style>
    <style:style style:name="T186" style:family="text">
      <style:text-properties officeooo:rsid="010da25e"/>
    </style:style>
    <style:style style:name="T187" style:family="text">
      <style:text-properties officeooo:rsid="010f0e0a"/>
    </style:style>
    <style:style style:name="T188" style:family="text">
      <style:text-properties officeooo:rsid="010f1b69"/>
    </style:style>
    <style:style style:name="T189" style:family="text">
      <style:text-properties officeooo:rsid="010fbc58"/>
    </style:style>
    <style:style style:name="T190" style:family="text">
      <style:text-properties officeooo:rsid="0111a74a"/>
    </style:style>
    <style:style style:name="T191" style:family="text">
      <style:text-properties officeooo:rsid="0112a2d4"/>
    </style:style>
    <style:style style:name="T192" style:family="text">
      <style:text-properties officeooo:rsid="0116c46a"/>
    </style:style>
    <style:style style:name="T193" style:family="text">
      <style:text-properties officeooo:rsid="011897ad"/>
    </style:style>
    <style:style style:name="T194" style:family="text">
      <style:text-properties officeooo:rsid="01191241"/>
    </style:style>
    <style:style style:name="T195" style:family="text">
      <style:text-properties officeooo:rsid="0119f198"/>
    </style:style>
    <style:style style:name="T196" style:family="text">
      <style:text-properties officeooo:rsid="011fa4f2"/>
    </style:style>
    <style:style style:name="T197" style:family="text">
      <style:text-properties officeooo:rsid="0121300c"/>
    </style:style>
    <style:style style:name="T198" style:family="text">
      <style:text-properties officeooo:rsid="0123ec1f"/>
    </style:style>
    <style:style style:name="T199" style:family="text">
      <style:text-properties officeooo:rsid="0124f238"/>
    </style:style>
    <style:style style:name="T200" style:family="text">
      <style:text-properties officeooo:rsid="01269060"/>
    </style:style>
    <style:style style:name="T201" style:family="text">
      <style:text-properties style:text-underline-style="none"/>
    </style:style>
    <style:style style:name="T202" style:family="text">
      <style:text-properties style:text-underline-style="none" officeooo:rsid="01269060"/>
    </style:style>
    <style:style style:name="T203" style:family="text">
      <style:text-properties style:text-underline-style="none" officeooo:rsid="0126acdb"/>
    </style:style>
    <style:style style:name="T204" style:family="text">
      <style:text-properties style:text-underline-style="none" officeooo:rsid="012c75e6"/>
    </style:style>
    <style:style style:name="T205" style:family="text">
      <style:text-properties style:text-underline-style="none" officeooo:rsid="012cfafa"/>
    </style:style>
    <style:style style:name="T206" style:family="text">
      <style:text-properties style:text-underline-style="none" officeooo:rsid="012e290b"/>
    </style:style>
    <style:style style:name="T207" style:family="text">
      <style:text-properties style:text-underline-style="none" officeooo:rsid="01641757"/>
    </style:style>
    <style:style style:name="T208" style:family="text">
      <style:text-properties style:font-name="Courier New"/>
    </style:style>
    <style:style style:name="T209" style:family="text">
      <style:text-properties style:font-name="Courier New" style:text-underline-style="none" officeooo:rsid="0126acdb"/>
    </style:style>
    <style:style style:name="T210" style:family="text">
      <style:text-properties style:font-name="Courier New" officeooo:rsid="012fa992"/>
    </style:style>
    <style:style style:name="T211" style:family="text">
      <style:text-properties style:font-name="Courier New" officeooo:rsid="01305654"/>
    </style:style>
    <style:style style:name="T212" style:family="text">
      <style:text-properties officeooo:rsid="012b3563"/>
    </style:style>
    <style:style style:name="T213" style:family="text">
      <style:text-properties officeooo:rsid="012fa992"/>
    </style:style>
    <style:style style:name="T214" style:family="text">
      <style:text-properties officeooo:rsid="01305654"/>
    </style:style>
    <style:style style:name="T215" style:family="text">
      <style:text-properties officeooo:rsid="0137d9cc"/>
    </style:style>
    <style:style style:name="T216" style:family="text">
      <style:text-properties officeooo:rsid="013bdf6b"/>
    </style:style>
    <style:style style:name="T217" style:family="text">
      <style:text-properties officeooo:rsid="013cfae2"/>
    </style:style>
    <style:style style:name="T218" style:family="text">
      <style:text-properties officeooo:rsid="01549f8b"/>
    </style:style>
    <style:style style:name="T219" style:family="text">
      <style:text-properties officeooo:rsid="0075f9a7"/>
    </style:style>
    <style:style style:name="T220" style:family="text">
      <style:text-properties officeooo:rsid="01555eba"/>
    </style:style>
    <style:style style:name="T221" style:family="text">
      <style:text-properties officeooo:rsid="01592a82"/>
    </style:style>
    <style:style style:name="T222" style:family="text">
      <style:text-properties officeooo:rsid="015ce41d"/>
    </style:style>
    <style:style style:name="T223" style:family="text">
      <style:text-properties officeooo:rsid="015e8ba7"/>
    </style:style>
    <style:style style:name="T224" style:family="text">
      <style:text-properties officeooo:rsid="01605cdd"/>
    </style:style>
    <style:style style:name="T225" style:family="text">
      <style:text-properties officeooo:rsid="0160db87"/>
    </style:style>
    <style:style style:name="T226" style:family="text">
      <style:text-properties officeooo:rsid="01618e80"/>
    </style:style>
    <style:style style:name="T227" style:family="text">
      <style:text-properties officeooo:rsid="01638b47"/>
    </style:style>
    <style:style style:name="T228" style:family="text">
      <style:text-properties officeooo:rsid="01641757"/>
    </style:style>
    <style:style style:name="T229" style:family="text">
      <style:text-properties officeooo:rsid="0164888a"/>
    </style:style>
    <style:style style:name="T230" style:family="text">
      <style:text-properties officeooo:rsid="0166215f"/>
    </style:style>
    <style:style style:name="T231" style:family="text">
      <style:text-properties officeooo:rsid="016a4cc9"/>
    </style:style>
    <style:style style:name="T232" style:family="text">
      <style:text-properties officeooo:rsid="016c9089"/>
    </style:style>
    <style:style style:name="T233" style:family="text">
      <style:text-properties officeooo:rsid="016ca51f"/>
    </style:style>
    <style:style style:name="T234" style:family="text">
      <style:text-properties officeooo:rsid="01754e55"/>
    </style:style>
    <style:style style:name="T235" style:family="text">
      <style:text-properties officeooo:rsid="01761db3"/>
    </style:style>
    <style:style style:name="T236" style:family="text">
      <style:text-properties officeooo:rsid="0179c821"/>
    </style:style>
    <style:style style:name="T237" style:family="text">
      <style:text-properties officeooo:rsid="0187decb"/>
    </style:style>
    <style:style style:name="T238" style:family="text">
      <style:text-properties officeooo:rsid="0197007f"/>
    </style:style>
    <style:style style:name="T239" style:family="text">
      <style:text-properties officeooo:rsid="019d3164"/>
    </style:style>
    <style:style style:name="T240" style:family="text">
      <style:text-properties officeooo:rsid="01aad955"/>
    </style:style>
    <style:style style:name="T241" style:family="text">
      <style:text-properties officeooo:rsid="01b197eb"/>
    </style:style>
    <style:style style:name="T242" style:family="text">
      <style:text-properties officeooo:rsid="01b5cc7f"/>
    </style:style>
    <style:style style:name="T243" style:family="text">
      <style:text-properties officeooo:rsid="0157c4f1"/>
    </style:style>
    <style:style style:name="T244" style:family="text">
      <style:text-properties officeooo:rsid="01bff54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BlitzBasicScript</text:p>
      <text:p text:style-name="P1">Konzeption und Inhalte der Webanwendung</text:p>
      <text:p text:style-name="P2"/>
      <text:h text:style-name="P112" text:outline-level="1">Home – Infos und Appetizer</text:h>
      <text:h text:style-name="P122" text:outline-level="2">BlitzBasicScript – Spiele programmieren leicht gemacht</text:h>
      <text:p text:style-name="P3"><text:span text:style-name="T1">Du w</text:span><text:span text:style-name="T2">illst lernen</text:span><text:span text:style-name="T1">, wie man Spiele programmiert? </text:span><text:span text:style-name="T3">Dann bist du hier richtig. </text:span><text:span text:style-name="T5">Vielleicht</text:span><text:span text:style-name="T4"> hast du irgendwo mal gelesen, dass es sehr anstrengend und aufwändig wäre, </text:span><text:span text:style-name="T9">ein eigenes Computerspiel </text:span><text:span text:style-name="T12">zu schreiben</text:span><text:span text:style-name="T4">. </text:span><text:span text:style-name="T11">Man müsste erst eine komplizierte Programmiersprache erlernen, </text:span><text:span text:style-name="T14">sich mit viel Mathematik herumschlagen </text:span><text:span text:style-name="T15">und </text:span><text:span text:style-name="T41">könnte</text:span><text:span text:style-name="T15"> erst nach Monaten </text:span><text:span text:style-name="T16">kleine Grafikdemos hervorbringen</text:span><text:span text:style-name="T14">.</text:span><text:span text:style-name="T4"> </text:span><text:span text:style-name="T10">D</text:span><text:span text:style-name="T13">och d</text:span><text:span text:style-name="T6">as</text:span><text:span text:style-name="T10"> </text:span><text:span text:style-name="T6">stimmt nicht.</text:span></text:p>
      <text:p text:style-name="P4"><text:span text:style-name="T6">Spiele programmieren ist </text:span><text:span text:style-name="T7">leicht!</text:span></text:p>
      <text:p text:style-name="P6"><text:span text:style-name="T8">Zumindest, wenn man es richtig angeht. </text:span><text:span text:style-name="T17">Mit BlitzBasicScript </text:span><text:span text:style-name="T18">entdeckst du von der ersten Minute an </text:span><text:span text:style-name="T20">spielerisch</text:span><text:span text:style-name="T18"> </text:span><text:span text:style-name="T19">die Faszination der </text:span><text:span text:style-name="T68">Game-E</text:span><text:span text:style-name="T19">ntwicklung. </text:span><text:span text:style-name="T21">Bist du neugierig und willst all die coolen Möglichkeiten </text:span><text:span text:style-name="T107">erforschen</text:span><text:span text:style-name="T21">, </text:span><text:span text:style-name="T22">mit de</text:span><text:span text:style-name="T23">nen</text:span><text:span text:style-name="T22"> man lebend</text:span><text:span text:style-name="T24">ig</text:span><text:span text:style-name="T22">e virtuelle Welten erschafft? </text:span><text:span text:style-name="T31">Auf dich warten </text:span><text:span text:style-name="T43">zwölf</text:span><text:span text:style-name="T31"> Tutorials, </text:span><text:span text:style-name="T42">in</text:span><text:span text:style-name="T32"> denen du in null Komma nix </text:span><text:span text:style-name="T33">lernst </text:span><text:span text:style-name="T44">Grafiken auf den Bil</text:span><text:span text:style-name="T69">d</text:span><text:span text:style-name="T44">schirm zu zaubern, </text:span><text:span text:style-name="T66">Soundeffekte abzuspielen und </text:span><text:span text:style-name="T67">3D-</text:span><text:span text:style-name="T166">Objekte zu bewegen</text:span><text:span text:style-name="T67">.</text:span></text:p>
      <text:p text:style-name="P7"><text:span text:style-name="T25">Oder willst du sofort loslegen, ohne dich mit </text:span><text:span text:style-name="T26">irgendwelcher</text:span><text:span text:style-name="T25"> Theorie zu langweilen? </text:span><text:span text:style-name="T27">Dann </text:span><text:span text:style-name="T28">öffne</text:span><text:span text:style-name="T27"> einfach ein </text:span><text:span text:style-name="T30">Demo-</text:span><text:span text:style-name="T27">Spiel deiner Wahl </text:span><text:span text:style-name="T29">und probiere es aus! </text:span><text:span text:style-name="T34">Nutze die integrierte Entwicklungsumgebung, um den Code Stück für Stück zu untersuchen und verändere die </text:span><text:span text:style-name="T70">Dinge</text:span><text:span text:style-name="T34">, wie es dir gefällt. </text:span><text:span text:style-name="T36">Auf diese Weise erkennst du schnell </text:span><text:span text:style-name="T71">&amp; </text:span><text:span text:style-name="T36">intuitiv, wie so ein Computerspiel unter der Haube funktioniert – </text:span><text:span text:style-name="T35">Learning by Doing.</text:span></text:p>
      <text:p text:style-name="P7"><text:span text:style-name="T40">Und f</text:span><text:span text:style-name="T37">alls du </text:span><text:span text:style-name="T40">doch</text:span><text:span text:style-name="T37"> mal </text:span><text:span text:style-name="T38">an deine Grenzen</text:span><text:span text:style-name="T37"> </text:span><text:span text:style-name="T39">stößt und </text:span><text:span text:style-name="T37">nicht weiter weißt, </text:span><text:span text:style-name="T45">kein Problem: </text:span><text:span text:style-name="T46">Markiere einfach </text:span><text:span text:style-name="T47">einen Codebereich und </text:span><text:span text:style-name="T48">aktiviere</text:span><text:span text:style-name="T47"> den </text:span><text:span text:style-name="T49">Cod</text:span><text:span text:style-name="T50">ing</text:span><text:span text:style-name="T49"> Guide</text:span><text:span text:style-name="T60">. </text:span><text:span text:style-name="T61">Er hilft dir dabei, Befehle und Schlüsselwörter besser zu verstehen </text:span><text:span text:style-name="T62">und die zugrunde liegenden Mechanismen zu begreifen.</text:span></text:p>
      <text:p text:style-name="P5"/>
      <text:h text:style-name="P113" text:outline-level="1"><text:span text:style-name="T157">Sechs</text:span><text:span text:style-name="T167"> Gründe </text:span><text:span text:style-name="T168">für</text:span><text:span text:style-name="T167"> BlitzBasicScript</text:span></text:h>
      <text:h text:style-name="P123" text:outline-level="2">Einfache <text:span text:style-name="T73">Programmiers</text:span>prache</text:h>
      <text:p text:style-name="P8"><text:span text:style-name="T74">BlitzBasicScript ist eine Weiterentwicklung der legendären </text:span><text:span text:style-name="T75">Spiele-</text:span><text:span text:style-name="T74">Programmiersprache </text:span><text:span text:style-name="T51">BlitzBasic</text:span><text:span text:style-name="T74">, welche vom neuseeländischen Informatiker Mark Sibly erfunden wurde. </text:span><text:span text:style-name="T78">Die Syntax – also die Art, wie Befehle und Codestrukturen </text:span><text:span text:style-name="T80">aussehen</text:span><text:span text:style-name="T78"> – ist sehr einfach zu lesen und </text:span><text:span text:style-name="T79">zu verstehen. </text:span><text:span text:style-name="T80">Man muss keine abstrakten Konzepte erlernen, sondern </text:span><text:span text:style-name="T81">schreibt direkt Zeile für Zeile in sein Programm, was </text:span><text:span text:style-name="T82">genau</text:span><text:span text:style-name="T81"> passieren soll. </text:span><text:span text:style-name="T83">Zeichne ein Bild auf den Monitor, spiele eine Hintergrundmusik ab, lass die </text:span><text:span text:style-name="T84">Figur</text:span><text:span text:style-name="T83"> beim Klick auf die Leertaste hochspringen!</text:span></text:p>
      <text:h text:style-name="P124" text:outline-level="2"><text:soft-page-break/>Integrierte Entwicklungsumgebung</text:h>
      <text:p text:style-name="P10"><text:span text:style-name="T85">Du musst keine Programme installieren oder Lizenzen kaufen, </text:span><text:span text:style-name="T86">um deine Spiele zu erstellen. Alles was du benötigst sind ein </text:span><text:span text:style-name="T131">Browser</text:span><text:span text:style-name="T86"> und eine Internetverbindung. </text:span><text:span text:style-name="T87">Nutze die integrierte Entwicklungsumgebung (</text:span><text:span text:style-name="T52">Online-</text:span><text:span text:style-name="T53">IDE</text:span><text:span text:style-name="T87">), um deinen Quellcode zu </text:span><text:span text:style-name="T91">schreiben und zu</text:span><text:span text:style-name="T87"> verwalten. Wenn du </text:span><text:span text:style-name="T228">dich</text:span><text:span text:style-name="T87"> </text:span><text:span text:style-name="T228">kostenlos bei</text:span><text:span text:style-name="T87"> </text:span><text:span text:style-name="T207">BlitzBasicScript registrierst</text:span><text:span text:style-name="T87">, </text:span><text:span text:style-name="T92">kannst du von jedem beliebigen Gerät auf deine Projekte zugreifen und sie mit der Community teilen.</text:span></text:p>
      <text:h text:style-name="P125" text:outline-level="2"><text:span text:style-name="T158">Super</text:span><text:span text:style-name="T219"> Tutorials </text:span><text:span text:style-name="T105">und Dokumentation</text:span></text:h>
      <text:p text:style-name="P16"><text:span text:style-name="T99">Warum bei Null </text:span><text:span text:style-name="T100">beginnen, </text:span><text:span text:style-name="T170">anstatt</text:span><text:span text:style-name="T101"> Spaß </text:span><text:span text:style-name="T170">zu</text:span><text:span text:style-name="T101"> haben</text:span><text:span text:style-name="T99">? </text:span><text:span text:style-name="T169">Vergiss</text:span><text:span text:style-name="T93"> </text:span><text:span text:style-name="T94">farblose Textausgaben </text:span><text:span text:style-name="T102">oder</text:span><text:span text:style-name="T95"> mathematische Abhandlungen – fange sofort an, kleine </text:span><text:span text:style-name="T98">vorgefertigte</text:span><text:span text:style-name="T95"> Spiele </text:span><text:span text:style-name="T97">auszuprobieren</text:span><text:span text:style-name="T95"> und ihren Code </text:span><text:span text:style-name="T96">zu erforschen. </text:span><text:span text:style-name="T103">So lernst du im Handumdrehen, </text:span><text:span text:style-name="T104">was du tun musst, um deine kreativen Ideen zum Leben zu erwecken, ohne das Rad neu zu erfinden. </text:span><text:span text:style-name="T106">Eine kleine Sammlung übersichtlicher Tutorials </text:span><text:span text:style-name="T108">hilft dir, die Grundprinzipien </text:span><text:span text:style-name="T109">der Spieleprogrammierung </text:span><text:span text:style-name="T110">zu begreifen und direkt </text:span><text:span text:style-name="T111">anzuwenden</text:span><text:span text:style-name="T110">. </text:span><text:span text:style-name="T112">Und wenn du es ganz genau wissen willst, schau dir die umfangreiche Dokumentation der Befehle und Schlüsselwörter </text:span><text:span text:style-name="T113">an!</text:span></text:p>
      <text:h text:style-name="P126" text:outline-level="2">Sammle Trophäen und gewinne Contests</text:h>
      <text:p text:style-name="P15"><text:span text:style-name="T218">Mach das Programmieren selbst zu deinem Spiel: Registriere dich kostenlos bei BlitzBasicScript und werde Teil einer lebendigen Community! Lerne neue Befehle </text:span><text:span text:style-name="T229">&amp;</text:span><text:span text:style-name="T218"> Datenstrukturen kennen und baue sie in deinen Code ein, um wertvolle Trophäen und Medaillen zu erhalten. Du kannst außerdem an </text:span><text:span text:style-name="T220">coolen</text:span><text:span text:style-name="T218"> Wettbewerben teilnehmen und dich mit anderen messen. </text:span><text:span text:style-name="T230">So verbesserst du spielend und kontinuierlich deine Fähigkeiten.</text:span></text:p>
      <text:h text:style-name="P127" text:outline-level="2">Langjähriger Erfolg von BlitzBasic</text:h>
      <text:p text:style-name="P9"><text:span text:style-name="T76">Anfang des neuen Jahrtausends erschienen mit BlitzBasic, Blitz3D und BlitzPlus gleich drei Programmiersprachen, welche im Kern viel gemeinsam </text:span><text:span text:style-name="T114">haben</text:span><text:span text:style-name="T76">. </text:span><text:span text:style-name="T77">Mit nur wenigen Befehlen </text:span><text:span text:style-name="T123">ließen</text:span><text:span text:style-name="T77"> sich </text:span><text:span text:style-name="T115">damit</text:span><text:span text:style-name="T77"> kreative 2D- und 3D-Spiele entwickeln. </text:span><text:span text:style-name="T116">Die sogenannten Blitz-Sprachen waren international sehr erfolgreich und </text:span><text:span text:style-name="T171">so</text:span><text:span text:style-name="T116"> entstanden hunderte Spiele, </text:span><text:span text:style-name="T118">deren Quellcode</text:span><text:span text:style-name="T117"> </text:span><text:span text:style-name="T119">oft</text:span><text:span text:style-name="T117"> noch heute </text:span><text:span text:style-name="T120">existiert. </text:span><text:span text:style-name="T127">Alle</text:span><text:span text:style-name="T125"> </text:span><text:span text:style-name="T126">Vorteile</text:span><text:span text:style-name="T125"> dieser </text:span><text:span text:style-name="T128">S</text:span><text:span text:style-name="T125">prachen wurden in BlitzBasicScript </text:span><text:span text:style-name="T129">gebündelt und mithilfe neuester Grafiktechnologien aufgebessert.</text:span><text:span text:style-name="T120"> </text:span><text:span text:style-name="T121">Du kannst </text:span><text:span text:style-name="T172">auch</text:span><text:span text:style-name="T124"> </text:span><text:span text:style-name="T121">einfach die alten Klassiker </text:span><text:span text:style-name="T125">auf </text:span><text:span text:style-name="T88">blitzbasicscript.com</text:span><text:span text:style-name="T121"> importieren und </text:span><text:span text:style-name="T173">direkt</text:span><text:span text:style-name="T121"> </text:span><text:span text:style-name="T130">im Browser</text:span><text:span text:style-name="T122"> spielen!</text:span></text:p>
      <text:h text:style-name="P128" text:outline-level="2">Open Source</text:h>
      <text:p text:style-name="P169"><text:span text:style-name="T132">BlitzBasicScript </text:span><text:span text:style-name="T133">ist komplett </text:span><text:span text:style-name="T136">Open Source</text:span><text:span text:style-name="T133"> und der Quellcode d</text:span><text:span text:style-name="T135">iese</text:span><text:span text:style-name="T133">s Projektes </text:span><text:span text:style-name="T134">kann</text:span><text:span text:style-name="T133"> auf GitHub </text:span><text:span text:style-name="T134">betrachtet </text:span><text:span text:style-name="T141">bzw.</text:span><text:span text:style-name="T134"> weiter verwendet werden</text:span><text:span text:style-name="T133">. </text:span><text:span text:style-name="T136">Du musst dich lediglich kosten</text:span><text:span text:style-name="T137">los registrieren und die Nutzungsbedingungen akzeptieren, um deine Projekte in der Cloud speichern zu können. </text:span><text:span text:style-name="T138">Unsere Philosophie ist </text:span><text:span text:style-name="T139">maximale</text:span><text:span text:style-name="T138"> Freiheit für </text:span><text:span text:style-name="T139">alle Spieleentwickler:</text:span><text:span text:style-name="T140"> </text:span><text:span text:style-name="T142">Profitiere</text:span><text:span text:style-name="T140"> </text:span><text:span text:style-name="T143">von dem Wissen anderer und stelle deine Projekte </text:span><text:span text:style-name="T144">im Gegenzug </text:span><text:span text:style-name="T143">der Community zur Verfügung. </text:span><text:span text:style-name="T145">So kann jeder immer wieder Neues lernen und entdecken. Übrigens, das Copyright an deinen Spielen bleibt natürlich immer bei dir!</text:span></text:p>
      <text:h text:style-name="P120" text:outline-level="1"><text:span text:style-name="T176">Tutorial 1: </text:span><text:span text:style-name="T177">Die Grundlagen</text:span></text:h>
      <text:p text:style-name="P11"><text:span text:style-name="T178">BlitzBasicScript ist eine Programmiersprache, mit der du Spiele entwickeln kannst. </text:span><text:span text:style-name="T180">Und d</text:span><text:span text:style-name="T179">as funktioniert so: Du </text:span><text:span text:style-name="T183">erstellst</text:span><text:span text:style-name="T179"> ein Textdokument, </text:span><text:span text:style-name="T182">das aus</text:span><text:span text:style-name="T181"> </text:span><text:span text:style-name="T65">Anweisungen</text:span><text:span text:style-name="T181"> </text:span><text:span text:style-name="T182">besteht, </text:span><text:span text:style-name="T184">was der Computer </text:span><text:span text:style-name="T185">alles </text:span><text:span text:style-name="T184">tun soll. </text:span><text:span text:style-name="T186">Diese Anweisungen nennt man auch </text:span><text:span text:style-name="T54">Algorithmus</text:span><text:span text:style-name="T186">. </text:span><text:span text:style-name="T187">Ein Computerspiel besteht also aus einer Reihe von Regeln, die nacheinander abgearbeitet werden.</text:span></text:p>
      <text:p text:style-name="P11"><text:span text:style-name="T188">Um damit etwas an</text:span><text:span text:style-name="T189">zufangen</text:span><text:span text:style-name="T188"> musst du erstmal wissen, was für Regeln es überhaupt </text:span><text:span text:style-name="T190">so</text:span><text:span text:style-name="T188"> gibt. </text:span><text:span text:style-name="T191">Fangen wir mit d</text:span><text:span text:style-name="T196">em</text:span><text:span text:style-name="T191"> wichtigsten an: </text:span><text:span text:style-name="T89">Variablen</text:span><text:span text:style-name="T191">.</text:span></text:p>
      <text:p text:style-name="Quotations">Eine Variable ist ein Container, in <text:span text:style-name="T192">dem du etwas ablegen kannst, das du in deinem Spiel benutzt. </text:span><text:span text:style-name="T193">Dazu zählen Grafiken, Sounds und 3D-Objekte, aber auch </text:span><text:span text:style-name="T194">ganz einfache </text:span><text:span text:style-name="T195">Dinge</text:span><text:span text:style-name="T194"> wie Zahlen oder Wörter.</text:span></text:p>
      <text:p text:style-name="Text_20_body">Jede Variable kann genau ein Objekt enthalten, aber nicht mehrere gleichzeitig. Du kannst also in einer Variablen nicht zur selben Zeit ein Bild und einen Sound speichern, <text:span text:style-name="T197">sondern nur eins von beidem. </text:span><text:span text:style-name="T198">Allerdings kannst du im Laufe der Zeit das Objekt verändern, das in dem Container liegt.</text:span></text:p>
      <text:p text:style-name="P12"><text:span text:style-name="T199">Eine Variable muss zuerst </text:span><text:span text:style-name="T212">erzeugt</text:span><text:span text:style-name="T200"> werden, das heißt du musst aufschreiben, wie sie heißen soll. Dafür gibt es ein spezielles </text:span><text:span text:style-name="T90">Schlüsselwort</text:span><text:span text:style-name="T202">, nämlich </text:span><text:span text:style-name="T209">Global</text:span><text:span text:style-name="T203">. </text:span><text:span text:style-name="T204">Das ist Englisch und bedeutet, du kannst überall in deinem Programm </text:span><text:span text:style-name="T205">auf die Variable zugreifen. Später lernst du noch weitere Arten von Variablen kennen, die du nur an bestimmten Stellen nutzen kannst, aber das ist erstmal egal.</text:span></text:p>
      <text:p text:style-name="P13"><text:span text:style-name="T205">H</text:span><text:span text:style-name="T201">ier siehst du den </text:span><text:span text:style-name="T206">ersten richtigen Code in BlitzBasicScript:</text:span></text:p>
      <text:p text:style-name="P22"><text:tab/><text:span text:style-name="T208">; </text:span><text:span text:style-name="T210">create a variable „number“ with the number 42</text:span></text:p>
      <text:p text:style-name="P21"><text:tab/>Global number = 42</text:p>
      <text:p text:style-name="P21"/>
      <text:p text:style-name="P22"><text:span text:style-name="T208"><text:tab/>; </text:span><text:span text:style-name="T210">create another variable „sentence“ with </text:span><text:span text:style-name="T211">some words</text:span></text:p>
      <text:p text:style-name="P20"><text:tab/>Global <text:span text:style-name="T213">sentence = „</text:span><text:span text:style-name="T214">This is a simple sentence.“</text:span></text:p>
      <text:p text:style-name="P20"/>
      <text:p text:style-name="P23">Weitere Abschnitte:</text:p>
      <text:list xml:id="list1070822089" text:style-name="L1">
        <text:list-item>
          <text:p text:style-name="P133">Arrays</text:p>
        </text:list-item>
        <text:list-item>
          <text:p text:style-name="P134">Befehle</text:p>
        </text:list-item>
        <text:list-item>
          <text:p text:style-name="P135">If Then ElseIf Else</text:p>
        </text:list-item>
        <text:list-item>
          <text:p text:style-name="P135">Select Case</text:p>
        </text:list-item>
        <text:list-item>
          <text:p text:style-name="P136">Schleifen</text:p>
        </text:list-item>
        <text:list-item>
          <text:p text:style-name="P136">Hauptschleife</text:p>
        </text:list-item>
        <text:list-item>
          <text:p text:style-name="P137">Funktionen</text:p>
        </text:list-item>
        <text:list-item>
          <text:p text:style-name="P137">Type<text:span text:style-name="T215">n</text:span></text:p>
        </text:list-item>
      </text:list>
      <text:p text:style-name="Standard"/>
      <text:h text:style-name="P114" text:outline-level="1"><text:span text:style-name="T72">Tutorial </text:span><text:span text:style-name="T156">2</text:span><text:span text:style-name="T72">: </text:span><text:span text:style-name="T147">Bilder zeichnen und bewegen</text:span></text:h>
      <text:list xml:id="list163661495" text:style-name="L2">
        <text:list-item>
          <text:p text:style-name="P138">LoadImage, DrawImage</text:p>
        </text:list-item>
        <text:list-item>
          <text:p text:style-name="P138">MaskImage</text:p>
        </text:list-item>
        <text:list-item>
          <text:p text:style-name="P138">LoadAnimImage <text:span text:style-name="T216">(+ DrawImage mit Frame)</text:span></text:p>
        </text:list-item>
        <text:list-item>
          <text:p text:style-name="P139">ScaleImage, RotateImage, <text:span text:style-name="T217">MidHandle</text:span></text:p>
        </text:list-item>
      </text:list>
      <text:h text:style-name="P115" text:outline-level="1">Tutorial <text:span text:style-name="T176">3</text:span>: <text:span text:style-name="T148">Maus, Tastatur und Touch </text:span><text:span text:style-name="T175">be</text:span><text:span text:style-name="T174">nutzen</text:span></text:h>
      <text:list xml:id="list3910654890" text:style-name="L3">
        <text:list-item>
          <text:p text:style-name="P140"/>
        </text:list-item>
        <text:list-item>
          <text:p text:style-name="P140"><text:soft-page-break/></text:p>
        </text:list-item>
      </text:list>
      <text:h text:style-name="P115" text:outline-level="1">Tutorial <text:span text:style-name="T176">4</text:span>: <text:span text:style-name="T152">Sounds und Musik abspielen</text:span></text:h>
      <text:list xml:id="list2912997048" text:style-name="L4">
        <text:list-item>
          <text:p text:style-name="P141">LoadSound, PlaySound</text:p>
        </text:list-item>
        <text:list-item>
          <text:p text:style-name="P142">PlayMusic</text:p>
        </text:list-item>
        <text:list-item>
          <text:p text:style-name="P142">Channels (als Variablen); ChannelPan / ChannelPitch / ChannelVolume</text:p>
        </text:list-item>
      </text:list>
      <text:h text:style-name="P117" text:outline-level="1"><text:span text:style-name="T72">Tutorial </text:span><text:span text:style-name="T176">5</text:span><text:span text:style-name="T72">: </text:span><text:span text:style-name="T153">Fenster, Buttons und </text:span><text:span text:style-name="T154">Gadgets</text:span></text:h>
      <text:list xml:id="list2373710566" text:style-name="L5">
        <text:list-item>
          <text:p text:style-name="P143">CreateWindow</text:p>
        </text:list-item>
        <text:list-item>
          <text:p text:style-name="P144">CreateButton</text:p>
        </text:list-item>
      </text:list>
      <text:h text:style-name="P115" text:outline-level="1">Tutorial <text:span text:style-name="T146">6</text:span>: <text:span text:style-name="T160">Dateien lesen und schreiben</text:span></text:h>
      <text:list xml:id="list2331446096" text:style-name="L6">
        <text:list-item>
          <text:p text:style-name="P145">Streams (als Variablen)</text:p>
        </text:list-item>
        <text:list-item>
          <text:p text:style-name="P146">Speicherbänke (?)</text:p>
        </text:list-item>
      </text:list>
      <text:h text:style-name="P115" text:outline-level="1">Tutorial <text:span text:style-name="T146">7</text:span>: <text:span text:style-name="T150">Partikel erstellen</text:span></text:h>
      <text:p text:style-name="P14">Hier müssen eigene, neue BBScript-Befehle erstellt werden. Es sollte in dem Tutorial auch erwähnt werden, dass diese Befehle „neu“ sind und nicht in BlitzBasic verwendet werden können.</text:p>
      <text:h text:style-name="P116" text:outline-level="1">Tutorial <text:span text:style-name="T146">8</text:span>: <text:span text:style-name="T149">Eine virtuelle 3D-Welt erstellen</text:span></text:h>
      <text:list xml:id="list316403451" text:style-name="L7">
        <text:list-item>
          <text:p text:style-name="P147">Graphics, Graphics3D</text:p>
        </text:list-item>
        <text:list-item>
          <text:p text:style-name="P148">CreateCamera, CreateLight</text:p>
        </text:list-item>
        <text:list-item>
          <text:p text:style-name="P149">UpdateWorld, RenderWorld</text:p>
        </text:list-item>
        <text:list-item>
          <text:p text:style-name="P148">CreatePlane, CreateCube, CreateSphere</text:p>
        </text:list-item>
      </text:list>
      <text:h text:style-name="P116" text:outline-level="1">Tutorial <text:span text:style-name="T146">9</text:span>: <text:span text:style-name="T150">3D-Objekte animieren</text:span></text:h>
      <text:h text:style-name="P118" text:outline-level="1"><text:span text:style-name="T72">Tutorial 1</text:span><text:span text:style-name="T146">0</text:span><text:span text:style-name="T72">: </text:span><text:span text:style-name="T151">Kollision</text:span><text:span text:style-name="T163">en</text:span><text:span text:style-name="T151"> </text:span><text:span text:style-name="T155">von</text:span><text:span text:style-name="T151"> 3D-Objekten</text:span></text:h>
      <text:h text:style-name="P115" text:outline-level="1">Tutorial 1<text:span text:style-name="T146">1</text:span>: <text:span text:style-name="T161">Schattendarstellung </text:span><text:span text:style-name="T165">aktivieren</text:span></text:h>
      <text:h text:style-name="P115" text:outline-level="1">Tutorial 1<text:span text:style-name="T146">2</text:span>: <text:span text:style-name="T162">Physik-Engine </text:span><text:span text:style-name="T164">nutzen</text:span></text:h>
      <text:p text:style-name="P168"/>
      <text:h text:style-name="P119" text:outline-level="1"><text:span text:style-name="T243">BbScript Web App</text:span></text:h>
      <text:h text:style-name="P129" text:outline-level="2">Release-Checkliste <text:span text:style-name="T244">v.0.1</text:span>:</text:h>
      <text:list xml:id="list2232128727" text:style-name="L9">
        <text:list-item>
          <text:p text:style-name="P163">News-Blog vervollständigen</text:p>
          <text:list>
            <text:list-item>
              <text:p text:style-name="P163">Bilder hinzufügen</text:p>
            </text:list-item>
            <text:list-item>
              <text:p text:style-name="P163">deutsch und englisch</text:p>
            </text:list-item>
          </text:list>
        </text:list-item>
        <text:list-item>
          <text:p text:style-name="P164">Online-IDE:</text:p>
          <text:list>
            <text:list-item>
              <text:p text:style-name="P164">nur Dateien aus „shared“ laden und darstellen</text:p>
            </text:list-item>
            <text:list-item>
              <text:p text:style-name="P177">*.bbs-Dateien beim Anklicken in den Editor laden</text:p>
            </text:list-item>
            <text:list-item>
              <text:p text:style-name="P165">Verzeichnisse beim Anklicken öffnen</text:p>
            </text:list-item>
            <text:list-item>
              <text:p text:style-name="P166">Breadcrumb-Navigation</text:p>
            </text:list-item>
            <text:list-item>
              <text:p text:style-name="P178">bei Klick auf „Play“ den Code ausführen</text:p>
            </text:list-item>
            <text:list-item>
              <text:p text:style-name="P167">Play / Stop / Play funktioniert noch nicht</text:p>
            </text:list-item>
            <text:list-item>
              <text:p text:style-name="P176">alle Keyboard-Events im Editor deaktivieren</text:p>
            </text:list-item>
          </text:list>
        </text:list-item>
        <text:list-item>
          <text:p text:style-name="P171"><text:span text:style-name="T64">Home / </text:span><text:span text:style-name="T63">Features wiederherstellen (Language-Files fixen)</text:span></text:p>
        </text:list-item>
        <text:list-item>
          <text:p text:style-name="P174"><text:span text:style-name="T63">C</text:span><text:span text:style-name="T59">oden / Leeres Projekt: deaktivieren</text:span></text:p>
        </text:list-item>
        <text:list-item>
          <text:p text:style-name="P172"><text:span text:style-name="T59">Projekte disabled</text:span></text:p>
        </text:list-item>
        <text:list-item>
          <text:p text:style-name="P172"><text:span text:style-name="T59">Tutorials disabled</text:span></text:p>
        </text:list-item>
        <text:list-item>
          <text:p text:style-name="P173"><text:span text:style-name="T59">Dokumentation disabled</text:span></text:p>
        </text:list-item>
        <text:list-item>
          <text:p text:style-name="P175"><text:span text:style-name="T59">Login / Logout visuell deaktivieren</text:span></text:p>
        </text:list-item>
        <text:list-item>
          <text:p text:style-name="P170"><text:span text:style-name="T59">Übersetzungen fertig anpassen</text:span></text:p>
        </text:list-item>
      </text:list>
      <text:h text:style-name="P132" text:outline-level="2">Release-Checkliste v.1.0:</text:h>
      <text:list xml:id="list3208517278" text:style-name="L8">
        <text:list-item>
          <text:p text:style-name="P152">Authentifizierung einbauen</text:p>
          <text:list>
            <text:list-item>
              <text:p text:style-name="P150"><text:span text:style-name="T221">Bearer Token beim Anmelden generieren </text:span><text:span text:style-name="T224">und in DB speichern</text:span></text:p>
            </text:list-item>
            <text:list-item>
              <text:p text:style-name="P153">Ablaufdatum für Bearer Token in DB hinterlegen</text:p>
            </text:list-item>
            <text:list-item>
              <text:p text:style-name="P154">LocalStorage konfigurieren (nach dem Reload immer noch eingeloggt <text:span text:style-name="T223">bleiben</text:span>)</text:p>
            </text:list-item>
            <text:list-item>
              <text:p text:style-name="P152">Backend: Alle gesicherten Routen auf Bearer-Token überprüfen + Error-Handling</text:p>
            </text:list-item>
          </text:list>
        </text:list-item>
        <text:list-item>
          <text:p text:style-name="P155">Online-IDE erweitern und stabilisieren</text:p>
          <text:list>
            <text:list-item>
              <text:p text:style-name="P156">Autocomplete (in Grundzügen: <text:span text:style-name="T225">Befehle, Schlüsselwörter, </text:span><text:span text:style-name="T226">evtl. globale Variablen</text:span>)</text:p>
            </text:list-item>
            <text:list-item>
              <text:p text:style-name="P157">Markieren, auch über mehrere Zeilen hinweg</text:p>
            </text:list-item>
            <text:list-item>
              <text:p text:style-name="P157">Copy-Paste, auch über mehrere Zeilen hinweg</text:p>
            </text:list-item>
            <text:list-item>
              <text:p text:style-name="P157"><text:soft-page-break/>Undo-Redo (inkl. Stack-Implementierung)</text:p>
            </text:list-item>
            <text:list-item>
              <text:p text:style-name="P155">Settings-Menü mit Inhalt füllen</text:p>
            </text:list-item>
          </text:list>
        </text:list-item>
        <text:list-item>
          <text:p text:style-name="P158">Backend erweitern</text:p>
          <text:list>
            <text:list-item>
              <text:p text:style-name="P159">Symfony Projekt mit lokaler Datenbank aufsetzen</text:p>
            </text:list-item>
            <text:list-item>
              <text:p text:style-name="P151"><text:span text:style-name="T227">Grunds</text:span><text:span text:style-name="T222">truktur: </text:span><text:span text:style-name="T55">a</text:span><text:span text:style-name="T57">ccounts/</text:span><text:span text:style-name="T56">{{user}}</text:span></text:p>
              <text:list>
                <text:list-item>
                  <text:p text:style-name="P158"><text:span text:style-name="T56">/</text:span><text:span text:style-name="T58">projects</text:span></text:p>
                </text:list-item>
                <text:list-item>
                  <text:p text:style-name="P160">/profile</text:p>
                </text:list-item>
              </text:list>
            </text:list-item>
          </text:list>
        </text:list-item>
        <text:list-item>
          <text:p text:style-name="P161">Gamification</text:p>
          <text:list>
            <text:list-item>
              <text:p text:style-name="P162">Badges</text:p>
            </text:list-item>
            <text:list-item>
              <text:p text:style-name="P162">Trophäen</text:p>
            </text:list-item>
            <text:list-item>
              <text:p text:style-name="P162">Wettbewerbe</text:p>
            </text:list-item>
          </text:list>
        </text:list-item>
      </text:list>
      <text:h text:style-name="P121" text:outline-level="1">Gamification</text:h>
      <text:h text:style-name="P130" text:outline-level="2"><text:span text:style-name="T159">B</text:span><text:span text:style-name="T231">adges</text:span></text:h>
      <text:p text:style-name="P17">Eine Badge („Abzeichen“) repräsentiert einen bestimmten Erfolg, den der Nutzer beim Programmieren bzw. beim Surfen auf BlitzBasicScript <text:span text:style-name="T232">errungen hat. </text:span><text:span text:style-name="T233">Die folgende Tabelle visualisiert alle Badges, die man gewinnen kann.</text:span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24">Titel</text:p>
          </table:table-cell>
          <table:table-cell table:style-name="Tabelle1.A1" office:value-type="string">
            <text:p text:style-name="P24">Gewinnbedingung</text:p>
          </table:table-cell>
          <table:table-cell table:style-name="Tabelle1.A1" office:value-type="string">
            <text:p text:style-name="P33">Farbe</text:p>
          </table:table-cell>
          <table:table-cell table:style-name="Tabelle1.D1" office:value-type="string">
            <text:p text:style-name="P25">Anzahl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26">Anmeldung bei BlitzBasicScript</text:p>
          </table:table-cell>
          <table:table-cell table:style-name="Tabelle1.A2" office:value-type="string">
            <text:p text:style-name="P39"><text:span text:style-name="T236">B</text:span><text:span text:style-name="T234">ronze</text:span></text:p>
          </table:table-cell>
          <table:table-cell table:style-name="Tabelle1.D2" office:value-type="string">
            <text:p text:style-name="P27">1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29">Profilfoto hochladen</text:p>
          </table:table-cell>
          <table:table-cell table:style-name="Tabelle1.A2" office:value-type="string">
            <text:p text:style-name="P34"><text:span text:style-name="T236">B</text:span>ronze</text:p>
          </table:table-cell>
          <table:table-cell table:style-name="Tabelle1.D2" office:value-type="string">
            <text:p text:style-name="P51">1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30">Tutorial abgeschlossen</text:p>
          </table:table-cell>
          <table:table-cell table:style-name="Tabelle1.A2" office:value-type="string">
            <text:p text:style-name="P34"><text:span text:style-name="T236">B</text:span>ronze</text:p>
          </table:table-cell>
          <table:table-cell table:style-name="Tabelle1.D2" office:value-type="string">
            <text:p text:style-name="P31">12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32">Projekt <text:span text:style-name="T235">angelegt</text:span></text:p>
          </table:table-cell>
          <table:table-cell table:style-name="Tabelle1.A2" office:value-type="string">
            <text:p text:style-name="P35"><text:span text:style-name="T236">B</text:span>ronze</text:p>
          </table:table-cell>
          <table:table-cell table:style-name="Tabelle1.D2" office:value-type="string">
            <text:p text:style-name="P99">unbegrenzt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98">Pr<text:span text:style-name="T240">ojekt abgeschlossen (wenn final veröffentlicht)</text:span></text:p>
          </table:table-cell>
          <table:table-cell table:style-name="Tabelle1.A2" office:value-type="string">
            <text:p text:style-name="P100">Silber</text:p>
          </table:table-cell>
          <table:table-cell table:style-name="Tabelle1.D2" office:value-type="string">
            <text:p text:style-name="P101">unbegrenzt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40">An einem Wettbewerb teilgenommen</text:p>
          </table:table-cell>
          <table:table-cell table:style-name="Tabelle1.A2" office:value-type="string">
            <text:p text:style-name="P41"><text:span text:style-name="T236">S</text:span>ilber</text:p>
          </table:table-cell>
          <table:table-cell table:style-name="Tabelle1.D2" office:value-type="string">
            <text:p text:style-name="P50">unbegrenzt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43">Code-Cleanup angewendet</text:p>
          </table:table-cell>
          <table:table-cell table:style-name="Tabelle1.A2" office:value-type="string">
            <text:p text:style-name="P36"><text:span text:style-name="T236">B</text:span>ronze</text:p>
          </table:table-cell>
          <table:table-cell table:style-name="Tabelle1.D2" office:value-type="string">
            <text:p text:style-name="P44">1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45">Hilfreichen Bug gemeldet</text:p>
          </table:table-cell>
          <table:table-cell table:style-name="Tabelle1.A2" office:value-type="string">
            <text:p text:style-name="P46">Gold</text:p>
          </table:table-cell>
          <table:table-cell table:style-name="Tabelle1.D2" office:value-type="string">
            <text:p text:style-name="P49">unbegrenzt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48">100 Zeilen Code geschrieben (ohne Kommentare)</text:p>
          </table:table-cell>
          <table:table-cell table:style-name="Tabelle1.A2" office:value-type="string">
            <text:p text:style-name="P37"><text:span text:style-name="T236">B</text:span>ronze</text:p>
          </table:table-cell>
          <table:table-cell table:style-name="Tabelle1.D2" office:value-type="string">
            <text:p text:style-name="P49">1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48"><text:span text:style-name="T237">5</text:span>00 Zeilen Code geschrieben (ohne Kommentare)</text:p>
          </table:table-cell>
          <table:table-cell table:style-name="Tabelle1.A2" office:value-type="string">
            <text:p text:style-name="P52">Silber</text:p>
          </table:table-cell>
          <table:table-cell table:style-name="Tabelle1.D2" office:value-type="string">
            <text:p text:style-name="P49">1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48">1.<text:span text:style-name="T237">0</text:span>00 Zeilen Code geschrieben (ohne Kommentare)</text:p>
          </table:table-cell>
          <table:table-cell table:style-name="Tabelle1.A2" office:value-type="string">
            <text:p text:style-name="P52">Gold</text:p>
          </table:table-cell>
          <table:table-cell table:style-name="Tabelle1.D2" office:value-type="string">
            <text:p text:style-name="P49">1</text:p>
          </table:table-cell>
        </table:table-row>
        <table:table-row>
          <table:table-cell table:style-name="Tabelle1.A2" office:value-type="string">
            <text:p text:style-name="P97">Erste Hilfe</text:p>
          </table:table-cell>
          <table:table-cell table:style-name="Tabelle1.A2" office:value-type="string">
            <text:p text:style-name="P95">Coding Guide benutzt</text:p>
          </table:table-cell>
          <table:table-cell table:style-name="Tabelle1.A2" office:value-type="string">
            <text:p text:style-name="P60">Bronze</text:p>
          </table:table-cell>
          <table:table-cell table:style-name="Tabelle1.D2" office:value-type="string">
            <text:p text:style-name="P96">1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38"/>
          </table:table-cell>
          <table:table-cell table:style-name="Tabelle1.D2" office:value-type="string">
            <text:p text:style-name="P28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42">LoadImage, DrawImage</text:p>
          </table:table-cell>
          <table:table-cell table:style-name="Tabelle1.A2" office:value-type="string">
            <text:p text:style-name="P53">Bronze</text:p>
          </table:table-cell>
          <table:table-cell table:style-name="Tabelle1.D2" office:value-type="string">
            <text:p text:style-name="P64">1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43">CreateImage, Setbuffer</text:p>
          </table:table-cell>
          <table:table-cell table:style-name="Tabelle1.A2" office:value-type="string">
            <text:p text:style-name="P53">Bronze</text:p>
          </table:table-cell>
          <table:table-cell table:style-name="Tabelle1.D2" office:value-type="string">
            <text:p text:style-name="P64">1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47">LoadFont, SetFont, Text</text:p>
          </table:table-cell>
          <table:table-cell table:style-name="Tabelle1.A2" office:value-type="string">
            <text:p text:style-name="P53">Bronze</text:p>
          </table:table-cell>
          <table:table-cell table:style-name="Tabelle1.D2" office:value-type="string">
            <text:p text:style-name="P64">1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61">Color, Rect, Oval, Plot (bzw. WritePixel <text:span text:style-name="T241">|</text:span> WritePixelFast)</text:p>
          </table:table-cell>
          <table:table-cell table:style-name="Tabelle1.A2" office:value-type="string">
            <text:p text:style-name="P54">Bronze</text:p>
          </table:table-cell>
          <table:table-cell table:style-name="Tabelle1.D2" office:value-type="string">
            <text:p text:style-name="P64">1</text:p>
          </table:table-cell>
        </table:table-row>
        <table:table-row>
          <table:table-cell table:style-name="Tabelle1.A2" office:value-type="string">
            <text:p text:style-name="P62">Pythagoras</text:p>
          </table:table-cell>
          <table:table-cell table:style-name="Tabelle1.A2" office:value-type="string">
            <text:p text:style-name="P62">Sin, Cos, Tan</text:p>
          </table:table-cell>
          <table:table-cell table:style-name="Tabelle1.A2" office:value-type="string">
            <text:p text:style-name="P55">Bronze</text:p>
          </table:table-cell>
          <table:table-cell table:style-name="Tabelle1.D2" office:value-type="string">
            <text:p text:style-name="P64">1</text:p>
          </table:table-cell>
        </table:table-row>
        <table:table-row>
          <table:table-cell table:style-name="Tabelle1.A2" office:value-type="string">
            <text:p text:style-name="P65">Diszipliniert</text:p>
          </table:table-cell>
          <table:table-cell table:style-name="Tabelle1.A2" office:value-type="string">
            <text:p text:style-name="P63">DebugLog</text:p>
          </table:table-cell>
          <table:table-cell table:style-name="Tabelle1.A2" office:value-type="string">
            <text:p text:style-name="P56">Bronze</text:p>
          </table:table-cell>
          <table:table-cell table:style-name="Tabelle1.D2" office:value-type="string">
            <text:p text:style-name="P64">1</text:p>
          </table:table-cell>
        </table:table-row>
        <table:table-row>
          <table:table-cell table:style-name="Tabelle1.A2" office:value-type="string">
            <text:p text:style-name="P68">Gewürfelt</text:p>
          </table:table-cell>
          <table:table-cell table:style-name="Tabelle1.A2" office:value-type="string">
            <text:p text:style-name="P66">SeedRnd, <text:span text:style-name="T238">MilliSecs,</text:span> Rnd</text:p>
          </table:table-cell>
          <table:table-cell table:style-name="Tabelle1.A2" office:value-type="string">
            <text:p text:style-name="P57">Bronze</text:p>
          </table:table-cell>
          <table:table-cell table:style-name="Tabelle1.D2" office:value-type="string">
            <text:p text:style-name="P67">1</text:p>
          </table:table-cell>
        </table:table-row>
        <table:table-row>
          <table:table-cell table:style-name="Tabelle1.A2" office:value-type="string">
            <text:p text:style-name="P71">Rendez-Vous</text:p>
          </table:table-cell>
          <table:table-cell table:style-name="Tabelle1.A2" office:value-type="string">
            <text:p text:style-name="P69">CurrentDate, CurrentTime</text:p>
          </table:table-cell>
          <table:table-cell table:style-name="Tabelle1.A2" office:value-type="string">
            <text:p text:style-name="P58">Bronze</text:p>
          </table:table-cell>
          <table:table-cell table:style-name="Tabelle1.D2" office:value-type="string">
            <text:p text:style-name="P70">1</text:p>
          </table:table-cell>
        </table:table-row>
        <table:table-row>
          <table:table-cell table:style-name="Tabelle1.A2" office:value-type="string">
            <text:p text:style-name="P74">Ressourcen-Manager</text:p>
          </table:table-cell>
          <table:table-cell table:style-name="Tabelle1.A2" office:value-type="string">
            <text:p text:style-name="P72">ReadFile, WriteFile, OpenFile</text:p>
          </table:table-cell>
          <table:table-cell table:style-name="Tabelle1.A2" office:value-type="string">
            <text:p text:style-name="P59">Bronze</text:p>
          </table:table-cell>
          <table:table-cell table:style-name="Tabelle1.D2" office:value-type="string">
            <text:p text:style-name="P73">1</text:p>
          </table:table-cell>
        </table:table-row>
        <table:table-row>
          <table:table-cell table:style-name="Tabelle1.A2" office:value-type="string">
            <text:p text:style-name="P102">Regisseur</text:p>
          </table:table-cell>
          <table:table-cell table:style-name="Tabelle1.A2" office:value-type="string">
            <text:p text:style-name="P103">CreateCamera, CreateLight, RenderWorld</text:p>
          </table:table-cell>
          <table:table-cell table:style-name="Tabelle1.A2" office:value-type="string">
            <text:p text:style-name="P104">Silber</text:p>
          </table:table-cell>
          <table:table-cell table:style-name="Tabelle1.D2" office:value-type="string">
            <text:p text:style-name="P106">1</text:p>
          </table:table-cell>
        </table:table-row>
        <table:table-row>
          <table:table-cell table:style-name="Tabelle1.A2" office:value-type="string">
            <text:p text:style-name="P107">Picasso</text:p>
          </table:table-cell>
          <table:table-cell table:style-name="Tabelle1.A2" office:value-type="string">
            <text:p text:style-name="P107"><text:span text:style-name="T241">(</text:span>CreateBrush <text:span text:style-name="T241">| LoadBrush), (PaintEntity | PaintMesh)</text:span></text:p>
          </table:table-cell>
          <table:table-cell table:style-name="Tabelle1.A2" office:value-type="string">
            <text:p text:style-name="P105">Silber</text:p>
          </table:table-cell>
          <table:table-cell table:style-name="Tabelle1.D2" office:value-type="string">
            <text:p text:style-name="P108">1</text:p>
          </table:table-cell>
        </table:table-row>
        <table:table-row>
          <table:table-cell table:style-name="Tabelle1.A2" office:value-type="string">
            <text:p text:style-name="P110">Raum und Zeit</text:p>
          </table:table-cell>
          <table:table-cell table:style-name="Tabelle1.A2" office:value-type="string">
            <text:p text:style-name="P109">EntityType, <text:span text:style-name="T242">(EntityBox | EntityRadius), </text:span><text:soft-page-break/><text:span text:style-name="T242">EntityCollided</text:span></text:p>
          </table:table-cell>
          <table:table-cell table:style-name="Tabelle1.A2" office:value-type="string">
            <text:p text:style-name="P105">Silber</text:p>
          </table:table-cell>
          <table:table-cell table:style-name="Tabelle1.D2" office:value-type="string">
            <text:p text:style-name="P108">1</text:p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111">CreateSprite | LoadSprite</text:p>
          </table:table-cell>
          <table:table-cell table:style-name="Tabelle1.A2" office:value-type="string">
            <text:p text:style-name="P105">Silber</text:p>
          </table:table-cell>
          <table:table-cell table:style-name="Tabelle1.D2" office:value-type="string">
            <text:p text:style-name="P108">1</text:p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ext:soft-page-break/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ext:soft-page-break/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5"/>
          </table:table-cell>
          <table:table-cell table:style-name="Tabelle1.A2" office:value-type="string">
            <text:p text:style-name="P75">Type, Field, <text:span text:style-name="T239">New</text:span></text:p>
          </table:table-cell>
          <table:table-cell table:style-name="Tabelle1.A2" office:value-type="string">
            <text:p text:style-name="P77">Silber</text:p>
          </table:table-cell>
          <table:table-cell table:style-name="Tabelle1.D2" office:value-type="string">
            <text:p text:style-name="P76">1</text:p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80">Data, Read, Restore</text:p>
          </table:table-cell>
          <table:table-cell table:style-name="Tabelle1.A2" office:value-type="string">
            <text:p text:style-name="P78">Silber</text:p>
          </table:table-cell>
          <table:table-cell table:style-name="Tabelle1.D2" office:value-type="string">
            <text:p text:style-name="P81">1</text:p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82">For, To, Next, While, Wend, Repeat, (Until oder Forever)</text:p>
          </table:table-cell>
          <table:table-cell table:style-name="Tabelle1.A2" office:value-type="string">
            <text:p text:style-name="P79">Silber</text:p>
          </table:table-cell>
          <table:table-cell table:style-name="Tabelle1.D2" office:value-type="string">
            <text:p text:style-name="P83">1</text:p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84">Function, Return</text:p>
          </table:table-cell>
          <table:table-cell table:style-name="Tabelle1.A2" office:value-type="string">
            <text:p text:style-name="P85">Bronze</text:p>
          </table:table-cell>
          <table:table-cell table:style-name="Tabelle1.D2" office:value-type="string">
            <text:p text:style-name="P88">1</text:p>
          </table:table-cell>
        </table:table-row>
        <table:table-row>
          <table:table-cell table:style-name="Tabelle1.A2" office:value-type="string">
            <text:p text:style-name="P91">Logiker</text:p>
          </table:table-cell>
          <table:table-cell table:style-name="Tabelle1.A2" office:value-type="string">
            <text:p text:style-name="P89">Mind. 3 von: Not, And, Or, Xor</text:p>
          </table:table-cell>
          <table:table-cell table:style-name="Tabelle1.A2" office:value-type="string">
            <text:p text:style-name="P86">Bronze</text:p>
          </table:table-cell>
          <table:table-cell table:style-name="Tabelle1.D2" office:value-type="string">
            <text:p text:style-name="P90">1</text:p>
          </table:table-cell>
        </table:table-row>
        <table:table-row>
          <table:table-cell table:style-name="Tabelle1.A2" office:value-type="string">
            <text:p text:style-name="P94">Verwalter</text:p>
          </table:table-cell>
          <table:table-cell table:style-name="Tabelle1.A2" office:value-type="string">
            <text:p text:style-name="P92">Include</text:p>
          </table:table-cell>
          <table:table-cell table:style-name="Tabelle1.A2" office:value-type="string">
            <text:p text:style-name="P87">Bronze</text:p>
          </table:table-cell>
          <table:table-cell table:style-name="Tabelle1.D2" office:value-type="string">
            <text:p text:style-name="P93">1</text:p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  <table:table-row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9"/>
          </table:table-cell>
          <table:table-cell table:style-name="Tabelle1.A2" office:value-type="string">
            <text:p text:style-name="P58"/>
          </table:table-cell>
          <table:table-cell table:style-name="Tabelle1.D2" office:value-type="string">
            <text:p text:style-name="P70"/>
          </table:table-cell>
        </table:table-row>
      </table:table>
      <text:p text:style-name="P17"/>
      <text:h text:style-name="P131" text:outline-level="2">Trophäen</text:h>
      <text:p text:style-name="P18">Eine Trophäe erhält der Nutzer, wenn er bei einem Wettbewerb den ersten, zweiten oder dritten Platz erreich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1T20:30:46.538000000</meta:creation-date>
    <meta:generator>LibreOffice/6.4.4.2$Windows_X86_64 LibreOffice_project/3d775be2011f3886db32dfd395a6a6d1ca2630ff</meta:generator>
    <dc:date>2020-08-15T23:52:37.834000000</dc:date>
    <meta:editing-duration>P1DT6H42M20S</meta:editing-duration>
    <meta:editing-cycles>430</meta:editing-cycles>
    <meta:document-statistic meta:table-count="1" meta:image-count="0" meta:object-count="0" meta:page-count="10" meta:paragraph-count="225" meta:word-count="1544" meta:character-count="10711" meta:non-whitespace-character-count="9443"/>
  </office:meta>
</office:document-meta>
</file>